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63.69pt" svg:y="1244.44pt">
            <loext:p draw:notify-on-update-of-ranges="EnergyVals.A1:EnergyVals.A101 EnergyVals.B1:EnergyVals.B101 EnergyVals.C1:EnergyVals.C101 EnergyVals.D1:EnergyVals.D101 EnergyVals.E1:EnergyVals.E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0.00000000000469142564024" calcext:value-type="float">
            <text:p>4.69142564024E-12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6.40613461549" calcext:value-type="float">
            <text:p>6.406134615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11.7027997955" calcext:value-type="float">
            <text:p>11.7027997955</text:p>
          </table:table-cell>
          <table:table-cell office:value-type="float" office:value="0.000266886345798" calcext:value-type="float">
            <text:p>0.0002668863</text:p>
          </table:table-cell>
          <table:table-cell office:value-type="float" office:value="11.7025329091" calcext:value-type="float">
            <text:p>11.7025329091</text:p>
          </table:table-cell>
          <table:table-cell office:value-type="float" office:value="6.64340220907" calcext:value-type="float">
            <text:p>6.643402209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679892" calcext:value-type="float">
            <text:p>11.702679892</text:p>
          </table:table-cell>
          <table:table-cell office:value-type="float" office:value="0.00180197007439" calcext:value-type="float">
            <text:p>0.0018019701</text:p>
          </table:table-cell>
          <table:table-cell office:value-type="float" office:value="11.700877922" calcext:value-type="float">
            <text:p>11.700877922</text:p>
          </table:table-cell>
          <table:table-cell office:value-type="float" office:value="6.88945761533" calcext:value-type="float">
            <text:p>6.8894576153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11.7025494313" calcext:value-type="float">
            <text:p>11.7025494313</text:p>
          </table:table-cell>
          <table:table-cell office:value-type="float" office:value="0.00509206327386" calcext:value-type="float">
            <text:p>0.0050920633</text:p>
          </table:table-cell>
          <table:table-cell office:value-type="float" office:value="11.697457368" calcext:value-type="float">
            <text:p>11.697457368</text:p>
          </table:table-cell>
          <table:table-cell office:value-type="float" office:value="7.14462631339" calcext:value-type="float">
            <text:p>7.144626313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4424157" calcext:value-type="float">
            <text:p>11.7024424157</text:p>
          </table:table-cell>
          <table:table-cell office:value-type="float" office:value="0.0100315812161" calcext:value-type="float">
            <text:p>0.0100315812</text:p>
          </table:table-cell>
          <table:table-cell office:value-type="float" office:value="11.6924108345" calcext:value-type="float">
            <text:p>11.6924108345</text:p>
          </table:table-cell>
          <table:table-cell office:value-type="float" office:value="7.40924583736" calcext:value-type="float">
            <text:p>7.4092458374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11.7023771335" calcext:value-type="float">
            <text:p>11.7023771335</text:p>
          </table:table-cell>
          <table:table-cell office:value-type="float" office:value="0.0161618940501" calcext:value-type="float">
            <text:p>0.0161618941</text:p>
          </table:table-cell>
          <table:table-cell office:value-type="float" office:value="11.6862152394" calcext:value-type="float">
            <text:p>11.6862152394</text:p>
          </table:table-cell>
          <table:table-cell office:value-type="float" office:value="7.68366622275" calcext:value-type="float">
            <text:p>7.683666222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3597097" calcext:value-type="float">
            <text:p>11.7023597097</text:p>
          </table:table-cell>
          <table:table-cell office:value-type="float" office:value="0.0228607602511" calcext:value-type="float">
            <text:p>0.0228607603</text:p>
          </table:table-cell>
          <table:table-cell office:value-type="float" office:value="11.6794989494" calcext:value-type="float">
            <text:p>11.6794989494</text:p>
          </table:table-cell>
          <table:table-cell office:value-type="float" office:value="7.96825046957" calcext:value-type="float">
            <text:p>7.9682504696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11.7023872531" calcext:value-type="float">
            <text:p>11.7023872531</text:p>
          </table:table-cell>
          <table:table-cell office:value-type="float" office:value="0.0294864240392" calcext:value-type="float">
            <text:p>0.029486424</text:p>
          </table:table-cell>
          <table:table-cell office:value-type="float" office:value="11.6729008291" calcext:value-type="float">
            <text:p>11.6729008291</text:p>
          </table:table-cell>
          <table:table-cell office:value-type="float" office:value="8.26337502243" calcext:value-type="float">
            <text:p>8.263375022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4506975" calcext:value-type="float">
            <text:p>11.7024506975</text:p>
          </table:table-cell>
          <table:table-cell office:value-type="float" office:value="0.0354809530795" calcext:value-type="float">
            <text:p>0.0354809531</text:p>
          </table:table-cell>
          <table:table-cell office:value-type="float" office:value="11.6669697444" calcext:value-type="float">
            <text:p>11.6669697444</text:p>
          </table:table-cell>
          <table:table-cell office:value-type="float" office:value="8.56943026855" calcext:value-type="float">
            <text:p>8.5694302686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11.7025372912" calcext:value-type="float">
            <text:p>11.7025372912</text:p>
          </table:table-cell>
          <table:table-cell office:value-type="float" office:value="0.0404374269824" calcext:value-type="float">
            <text:p>0.040437427</text:p>
          </table:table-cell>
          <table:table-cell office:value-type="float" office:value="11.6620998642" calcext:value-type="float">
            <text:p>11.6620998642</text:p>
          </table:table-cell>
          <table:table-cell office:value-type="float" office:value="8.88682105413" calcext:value-type="float">
            <text:p>8.886821054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6327299" calcext:value-type="float">
            <text:p>11.7026327299</text:p>
          </table:table-cell>
          <table:table-cell office:value-type="float" office:value="0.0441355222583" calcext:value-type="float">
            <text:p>0.0441355223</text:p>
          </table:table-cell>
          <table:table-cell office:value-type="float" office:value="11.6584972076" calcext:value-type="float">
            <text:p>11.6584972076</text:p>
          </table:table-cell>
          <table:table-cell office:value-type="float" office:value="9.2159672199" calcext:value-type="float">
            <text:p>9.2159672199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11.702722977" calcext:value-type="float">
            <text:p>11.702722977</text:p>
          </table:table-cell>
          <table:table-cell office:value-type="float" office:value="0.0465501121918" calcext:value-type="float">
            <text:p>0.0465501122</text:p>
          </table:table-cell>
          <table:table-cell office:value-type="float" office:value="11.6561728648" calcext:value-type="float">
            <text:p>11.6561728648</text:p>
          </table:table-cell>
          <table:table-cell office:value-type="float" office:value="9.55730415645" calcext:value-type="float">
            <text:p>9.557304156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7957305" calcext:value-type="float">
            <text:p>11.7027957305</text:p>
          </table:table-cell>
          <table:table-cell office:value-type="float" office:value="0.0478374421515" calcext:value-type="float">
            <text:p>0.0478374422</text:p>
          </table:table-cell>
          <table:table-cell office:value-type="float" office:value="11.6549582883" calcext:value-type="float">
            <text:p>11.6549582883</text:p>
          </table:table-cell>
          <table:table-cell office:value-type="float" office:value="9.91128338018" calcext:value-type="float">
            <text:p>9.9112833802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11.7028415772" calcext:value-type="float">
            <text:p>11.7028415772</text:p>
          </table:table-cell>
          <table:table-cell office:value-type="float" office:value="0.048303473237" calcext:value-type="float">
            <text:p>0.0483034732</text:p>
          </table:table-cell>
          <table:table-cell office:value-type="float" office:value="11.654538104" calcext:value-type="float">
            <text:p>11.654538104</text:p>
          </table:table-cell>
          <table:table-cell office:value-type="float" office:value="10.2783731306" calcext:value-type="float">
            <text:p>10.2783731306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8547206" calcext:value-type="float">
            <text:p>11.7028547206</text:p>
          </table:table-cell>
          <table:table-cell office:value-type="float" office:value="0.0483589931228" calcext:value-type="float">
            <text:p>0.0483589931</text:p>
          </table:table-cell>
          <table:table-cell office:value-type="float" office:value="11.6544957274" calcext:value-type="float">
            <text:p>11.6544957274</text:p>
          </table:table-cell>
          <table:table-cell office:value-type="float" office:value="10.6590589895" calcext:value-type="float">
            <text:p>10.6590589895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11.7028335512" calcext:value-type="float">
            <text:p>11.7028335512</text:p>
          </table:table-cell>
          <table:table-cell office:value-type="float" office:value="0.0484660304798" calcext:value-type="float">
            <text:p>0.0484660305</text:p>
          </table:table-cell>
          <table:table-cell office:value-type="float" office:value="11.6543675207" calcext:value-type="float">
            <text:p>11.6543675207</text:p>
          </table:table-cell>
          <table:table-cell office:value-type="float" office:value="11.0538445237" calcext:value-type="float">
            <text:p>11.053844523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29889505" calcext:value-type="float">
            <text:p>11.7029889505</text:p>
          </table:table-cell>
          <table:table-cell office:value-type="float" office:value="0.0492487211467" calcext:value-type="float">
            <text:p>0.0492487211</text:p>
          </table:table-cell>
          <table:table-cell office:value-type="float" office:value="11.6537402293" calcext:value-type="float">
            <text:p>11.6537402293</text:p>
          </table:table-cell>
          <table:table-cell office:value-type="float" office:value="11.4632519507" calcext:value-type="float">
            <text:p>11.4632519507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13.9441637016" calcext:value-type="float">
            <text:p>13.9441637016</text:p>
          </table:table-cell>
          <table:table-cell office:value-type="float" office:value="0.136343442791" calcext:value-type="float">
            <text:p>0.1363434428</text:p>
          </table:table-cell>
          <table:table-cell office:value-type="float" office:value="13.8078202588" calcext:value-type="float">
            <text:p>13.8078202588</text:p>
          </table:table-cell>
          <table:table-cell office:value-type="float" office:value="11.8878228297" calcext:value-type="float">
            <text:p>11.8878228297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3.9463254762" calcext:value-type="float">
            <text:p>13.9463254762</text:p>
          </table:table-cell>
          <table:table-cell office:value-type="float" office:value="0.153930689186" calcext:value-type="float">
            <text:p>0.1539306892</text:p>
          </table:table-cell>
          <table:table-cell office:value-type="float" office:value="13.792394787" calcext:value-type="float">
            <text:p>13.792394787</text:p>
          </table:table-cell>
          <table:table-cell office:value-type="float" office:value="12.3281187781" calcext:value-type="float">
            <text:p>12.3281187781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13.9480644938" calcext:value-type="float">
            <text:p>13.9480644938</text:p>
          </table:table-cell>
          <table:table-cell office:value-type="float" office:value="0.178341950174" calcext:value-type="float">
            <text:p>0.1783419502</text:p>
          </table:table-cell>
          <table:table-cell office:value-type="float" office:value="13.7697225436" calcext:value-type="float">
            <text:p>13.7697225436</text:p>
          </table:table-cell>
          <table:table-cell office:value-type="float" office:value="12.7847222139" calcext:value-type="float">
            <text:p>12.784722213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.9477878036" calcext:value-type="float">
            <text:p>13.9477878036</text:p>
          </table:table-cell>
          <table:table-cell office:value-type="float" office:value="0.205149182295" calcext:value-type="float">
            <text:p>0.2051491823</text:p>
          </table:table-cell>
          <table:table-cell office:value-type="float" office:value="13.7426386213" calcext:value-type="float">
            <text:p>13.7426386213</text:p>
          </table:table-cell>
          <table:table-cell office:value-type="float" office:value="13.2582371268" calcext:value-type="float">
            <text:p>13.2582371268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13.944933324" calcext:value-type="float">
            <text:p>13.944933324</text:p>
          </table:table-cell>
          <table:table-cell office:value-type="float" office:value="0.227133019573" calcext:value-type="float">
            <text:p>0.2271330196</text:p>
          </table:table-cell>
          <table:table-cell office:value-type="float" office:value="13.7178003045" calcext:value-type="float">
            <text:p>13.7178003045</text:p>
          </table:table-cell>
          <table:table-cell office:value-type="float" office:value="13.7492898765" calcext:value-type="float">
            <text:p>13.749289876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3.9407411439" calcext:value-type="float">
            <text:p>13.9407411439</text:p>
          </table:table-cell>
          <table:table-cell office:value-type="float" office:value="0.238514879325" calcext:value-type="float">
            <text:p>0.2385148793</text:p>
          </table:table-cell>
          <table:table-cell office:value-type="float" office:value="13.7022262646" calcext:value-type="float">
            <text:p>13.7022262646</text:p>
          </table:table-cell>
          <table:table-cell office:value-type="float" office:value="14.2585300218" calcext:value-type="float">
            <text:p>14.2585300218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13.9390443249" calcext:value-type="float">
            <text:p>13.9390443249</text:p>
          </table:table-cell>
          <table:table-cell office:value-type="float" office:value="0.241313353608" calcext:value-type="float">
            <text:p>0.2413133536</text:p>
          </table:table-cell>
          <table:table-cell office:value-type="float" office:value="13.6977309713" calcext:value-type="float">
            <text:p>13.6977309713</text:p>
          </table:table-cell>
          <table:table-cell office:value-type="float" office:value="14.7866311794" calcext:value-type="float">
            <text:p>14.786631179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3.9388911555" calcext:value-type="float">
            <text:p>13.9388911555</text:p>
          </table:table-cell>
          <table:table-cell office:value-type="float" office:value="0.243246210398" calcext:value-type="float">
            <text:p>0.2432462104</text:p>
          </table:table-cell>
          <table:table-cell office:value-type="float" office:value="13.6956449451" calcext:value-type="float">
            <text:p>13.6956449451</text:p>
          </table:table-cell>
          <table:table-cell office:value-type="float" office:value="15.3342919152" calcext:value-type="float">
            <text:p>15.3342919152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3.9387559879" calcext:value-type="float">
            <text:p>13.9387559879</text:p>
          </table:table-cell>
          <table:table-cell office:value-type="float" office:value="0.245131987505" calcext:value-type="float">
            <text:p>0.2451319875</text:p>
          </table:table-cell>
          <table:table-cell office:value-type="float" office:value="13.6936240004" calcext:value-type="float">
            <text:p>13.6936240004</text:p>
          </table:table-cell>
          <table:table-cell office:value-type="float" office:value="15.9022366683" calcext:value-type="float">
            <text:p>15.9022366683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3.9386455818" calcext:value-type="float">
            <text:p>13.9386455818</text:p>
          </table:table-cell>
          <table:table-cell office:value-type="float" office:value="0.24694694339" calcext:value-type="float">
            <text:p>0.2469469434</text:p>
          </table:table-cell>
          <table:table-cell office:value-type="float" office:value="13.6916986384" calcext:value-type="float">
            <text:p>13.6916986384</text:p>
          </table:table-cell>
          <table:table-cell office:value-type="float" office:value="16.491216709" calcext:value-type="float">
            <text:p>16.491216709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13.9385557189" calcext:value-type="float">
            <text:p>13.9385557189</text:p>
          </table:table-cell>
          <table:table-cell office:value-type="float" office:value="0.248804749599" calcext:value-type="float">
            <text:p>0.2488047496</text:p>
          </table:table-cell>
          <table:table-cell office:value-type="float" office:value="13.6897509693" calcext:value-type="float">
            <text:p>13.6897509693</text:p>
          </table:table-cell>
          <table:table-cell office:value-type="float" office:value="17.1020111332" calcext:value-type="float">
            <text:p>17.1020111332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.9384666227" calcext:value-type="float">
            <text:p>13.9384666227</text:p>
          </table:table-cell>
          <table:table-cell office:value-type="float" office:value="0.250593816374" calcext:value-type="float">
            <text:p>0.2505938164</text:p>
          </table:table-cell>
          <table:table-cell office:value-type="float" office:value="13.6878728064" calcext:value-type="float">
            <text:p>13.6878728064</text:p>
          </table:table-cell>
          <table:table-cell office:value-type="float" office:value="17.7354278923" calcext:value-type="float">
            <text:p>17.7354278923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13.9383814868" calcext:value-type="float">
            <text:p>13.9383814868</text:p>
          </table:table-cell>
          <table:table-cell office:value-type="float" office:value="0.252195486417" calcext:value-type="float">
            <text:p>0.2521954864</text:p>
          </table:table-cell>
          <table:table-cell office:value-type="float" office:value="13.6861860004" calcext:value-type="float">
            <text:p>13.6861860004</text:p>
          </table:table-cell>
          <table:table-cell office:value-type="float" office:value="18.3923048626" calcext:value-type="float">
            <text:p>18.392304862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3.9383025101" calcext:value-type="float">
            <text:p>13.9383025101</text:p>
          </table:table-cell>
          <table:table-cell office:value-type="float" office:value="0.253550149639" calcext:value-type="float">
            <text:p>0.2535501496</text:p>
          </table:table-cell>
          <table:table-cell office:value-type="float" office:value="13.6847523604" calcext:value-type="float">
            <text:p>13.6847523604</text:p>
          </table:table-cell>
          <table:table-cell office:value-type="float" office:value="19.0735109528" calcext:value-type="float">
            <text:p>19.0735109528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13.9382310971" calcext:value-type="float">
            <text:p>13.9382310971</text:p>
          </table:table-cell>
          <table:table-cell office:value-type="float" office:value="0.254644447049" calcext:value-type="float">
            <text:p>0.254644447</text:p>
          </table:table-cell>
          <table:table-cell office:value-type="float" office:value="13.68358665" calcext:value-type="float">
            <text:p>13.68358665</text:p>
          </table:table-cell>
          <table:table-cell office:value-type="float" office:value="19.7799472544" calcext:value-type="float">
            <text:p>19.7799472544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3.9382289212" calcext:value-type="float">
            <text:p>13.9382289212</text:p>
          </table:table-cell>
          <table:table-cell office:value-type="float" office:value="0.257127149518" calcext:value-type="float">
            <text:p>0.2571271495</text:p>
          </table:table-cell>
          <table:table-cell office:value-type="float" office:value="13.6811017717" calcext:value-type="float">
            <text:p>13.6811017717</text:p>
          </table:table-cell>
          <table:table-cell office:value-type="float" office:value="20.5125482326" calcext:value-type="float">
            <text:p>20.5125482326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13.93793128" calcext:value-type="float">
            <text:p>13.93793128</text:p>
          </table:table-cell>
          <table:table-cell office:value-type="float" office:value="0.258408565983" calcext:value-type="float">
            <text:p>0.258408566</text:p>
          </table:table-cell>
          <table:table-cell office:value-type="float" office:value="13.6795227141" calcext:value-type="float">
            <text:p>13.6795227141</text:p>
          </table:table-cell>
          <table:table-cell office:value-type="float" office:value="21.2722829634" calcext:value-type="float">
            <text:p>21.2722829634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1.9955079463" calcext:value-type="float">
            <text:p>21.9955079463</text:p>
          </table:table-cell>
          <table:table-cell office:value-type="float" office:value="0.457283229752" calcext:value-type="float">
            <text:p>0.4572832298</text:p>
          </table:table-cell>
          <table:table-cell office:value-type="float" office:value="21.5382247166" calcext:value-type="float">
            <text:p>21.5382247166</text:p>
          </table:table-cell>
          <table:table-cell office:value-type="float" office:value="22.0601564147" calcext:value-type="float">
            <text:p>22.0601564147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21.9946701655" calcext:value-type="float">
            <text:p>21.9946701655</text:p>
          </table:table-cell>
          <table:table-cell office:value-type="float" office:value="0.461050518298" calcext:value-type="float">
            <text:p>0.4610505183</text:p>
          </table:table-cell>
          <table:table-cell office:value-type="float" office:value="21.5336196472" calcext:value-type="float">
            <text:p>21.5336196472</text:p>
          </table:table-cell>
          <table:table-cell office:value-type="float" office:value="22.8772107759" calcext:value-type="float">
            <text:p>22.8772107759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1.9941145536" calcext:value-type="float">
            <text:p>21.9941145536</text:p>
          </table:table-cell>
          <table:table-cell office:value-type="float" office:value="0.462396614068" calcext:value-type="float">
            <text:p>0.4623966141</text:p>
          </table:table-cell>
          <table:table-cell office:value-type="float" office:value="21.5317179396" calcext:value-type="float">
            <text:p>21.5317179396</text:p>
          </table:table-cell>
          <table:table-cell office:value-type="float" office:value="23.7245268369" calcext:value-type="float">
            <text:p>23.7245268369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21.9937915795" calcext:value-type="float">
            <text:p>21.9937915795</text:p>
          </table:table-cell>
          <table:table-cell office:value-type="float" office:value="0.462736401112" calcext:value-type="float">
            <text:p>0.4627364011</text:p>
          </table:table-cell>
          <table:table-cell office:value-type="float" office:value="21.5310551784" calcext:value-type="float">
            <text:p>21.5310551784</text:p>
          </table:table-cell>
          <table:table-cell office:value-type="float" office:value="24.6032254172" calcext:value-type="float">
            <text:p>24.6032254172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1.993678763" calcext:value-type="float">
            <text:p>21.993678763</text:p>
          </table:table-cell>
          <table:table-cell office:value-type="float" office:value="0.462439896803" calcext:value-type="float">
            <text:p>0.4624398968</text:p>
          </table:table-cell>
          <table:table-cell office:value-type="float" office:value="21.5312388662" calcext:value-type="float">
            <text:p>21.5312388662</text:p>
          </table:table-cell>
          <table:table-cell office:value-type="float" office:value="25.5144688486" calcext:value-type="float">
            <text:p>25.5144688486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21.9937400997" calcext:value-type="float">
            <text:p>21.9937400997</text:p>
          </table:table-cell>
          <table:table-cell office:value-type="float" office:value="0.462315918321" calcext:value-type="float">
            <text:p>0.4623159183</text:p>
          </table:table-cell>
          <table:table-cell office:value-type="float" office:value="21.5314241813" calcext:value-type="float">
            <text:p>21.5314241813</text:p>
          </table:table-cell>
          <table:table-cell office:value-type="float" office:value="26.459462513" calcext:value-type="float">
            <text:p>26.45946251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2.0104780868" calcext:value-type="float">
            <text:p>22.0104780868</text:p>
          </table:table-cell>
          <table:table-cell office:value-type="float" office:value="0.478423347451" calcext:value-type="float">
            <text:p>0.4784233475</text:p>
          </table:table-cell>
          <table:table-cell office:value-type="float" office:value="21.5320547393" calcext:value-type="float">
            <text:p>21.5320547393</text:p>
          </table:table-cell>
          <table:table-cell office:value-type="float" office:value="27.4394564368" calcext:value-type="float">
            <text:p>27.4394564368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22.0201468394" calcext:value-type="float">
            <text:p>22.0201468394</text:p>
          </table:table-cell>
          <table:table-cell office:value-type="float" office:value="0.53437075535" calcext:value-type="float">
            <text:p>0.5343707554</text:p>
          </table:table-cell>
          <table:table-cell office:value-type="float" office:value="21.485776084" calcext:value-type="float">
            <text:p>21.485776084</text:p>
          </table:table-cell>
          <table:table-cell office:value-type="float" office:value="28.455746944" calcext:value-type="float">
            <text:p>28.455746944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2.0037200503" calcext:value-type="float">
            <text:p>22.0037200503</text:p>
          </table:table-cell>
          <table:table-cell office:value-type="float" office:value="0.58443776233" calcext:value-type="float">
            <text:p>0.5844377623</text:p>
          </table:table-cell>
          <table:table-cell office:value-type="float" office:value="21.4192822879" calcext:value-type="float">
            <text:p>21.4192822879</text:p>
          </table:table-cell>
          <table:table-cell office:value-type="float" office:value="29.5096783716" calcext:value-type="float">
            <text:p>29.5096783716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21.9904762729" calcext:value-type="float">
            <text:p>21.9904762729</text:p>
          </table:table-cell>
          <table:table-cell office:value-type="float" office:value="0.591375945887" calcext:value-type="float">
            <text:p>0.5913759459</text:p>
          </table:table-cell>
          <table:table-cell office:value-type="float" office:value="21.399100327" calcext:value-type="float">
            <text:p>21.399100327</text:p>
          </table:table-cell>
          <table:table-cell office:value-type="float" office:value="30.6026448475" calcext:value-type="float">
            <text:p>30.6026448475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1.989899935" calcext:value-type="float">
            <text:p>21.989899935</text:p>
          </table:table-cell>
          <table:table-cell office:value-type="float" office:value="0.600945479577" calcext:value-type="float">
            <text:p>0.6009454796</text:p>
          </table:table-cell>
          <table:table-cell office:value-type="float" office:value="21.3889544554" calcext:value-type="float">
            <text:p>21.3889544554</text:p>
          </table:table-cell>
          <table:table-cell office:value-type="float" office:value="31.7360921345" calcext:value-type="float">
            <text:p>31.7360921345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21.9895190244" calcext:value-type="float">
            <text:p>21.9895190244</text:p>
          </table:table-cell>
          <table:table-cell office:value-type="float" office:value="0.611245378469" calcext:value-type="float">
            <text:p>0.6112453785</text:p>
          </table:table-cell>
          <table:table-cell office:value-type="float" office:value="21.3782736459" calcext:value-type="float">
            <text:p>21.3782736459</text:p>
          </table:table-cell>
          <table:table-cell office:value-type="float" office:value="32.9115195431" calcext:value-type="float">
            <text:p>32.9115195431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1.9891314204" calcext:value-type="float">
            <text:p>21.9891314204</text:p>
          </table:table-cell>
          <table:table-cell office:value-type="float" office:value="0.609821985043" calcext:value-type="float">
            <text:p>0.609821985</text:p>
          </table:table-cell>
          <table:table-cell office:value-type="float" office:value="21.3793094353" calcext:value-type="float">
            <text:p>21.3793094353</text:p>
          </table:table-cell>
          <table:table-cell office:value-type="float" office:value="34.1304819146" calcext:value-type="float">
            <text:p>34.1304819146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21.9887345149" calcext:value-type="float">
            <text:p>21.9887345149</text:p>
          </table:table-cell>
          <table:table-cell office:value-type="float" office:value="0.599833351888" calcext:value-type="float">
            <text:p>0.5998333519</text:p>
          </table:table-cell>
          <table:table-cell office:value-type="float" office:value="21.388901163" calcext:value-type="float">
            <text:p>21.388901163</text:p>
          </table:table-cell>
          <table:table-cell office:value-type="float" office:value="35.3945916778" calcext:value-type="float">
            <text:p>35.3945916778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1.988470348" calcext:value-type="float">
            <text:p>21.988470348</text:p>
          </table:table-cell>
          <table:table-cell office:value-type="float" office:value="0.598444357595" calcext:value-type="float">
            <text:p>0.5984443576</text:p>
          </table:table-cell>
          <table:table-cell office:value-type="float" office:value="21.3900259904" calcext:value-type="float">
            <text:p>21.3900259904</text:p>
          </table:table-cell>
          <table:table-cell office:value-type="float" office:value="36.7055209819" calcext:value-type="float">
            <text:p>36.7055209819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21.9863932413" calcext:value-type="float">
            <text:p>21.9863932413</text:p>
          </table:table-cell>
          <table:table-cell office:value-type="float" office:value="0.608343195618" calcext:value-type="float">
            <text:p>0.6083431956</text:p>
          </table:table-cell>
          <table:table-cell office:value-type="float" office:value="21.3780500457" calcext:value-type="float">
            <text:p>21.3780500457</text:p>
          </table:table-cell>
          <table:table-cell office:value-type="float" office:value="38.0650039083" calcext:value-type="float">
            <text:p>38.065003908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1.9852829796" calcext:value-type="float">
            <text:p>21.9852829796</text:p>
          </table:table-cell>
          <table:table-cell office:value-type="float" office:value="0.613509222803" calcext:value-type="float">
            <text:p>0.6135092228</text:p>
          </table:table-cell>
          <table:table-cell office:value-type="float" office:value="21.3717737568" calcext:value-type="float">
            <text:p>21.3717737568</text:p>
          </table:table-cell>
          <table:table-cell office:value-type="float" office:value="39.4748387649" calcext:value-type="float">
            <text:p>39.4748387649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39.7392886487" calcext:value-type="float">
            <text:p>39.7392886487</text:p>
          </table:table-cell>
          <table:table-cell office:value-type="float" office:value="1.34665059837" calcext:value-type="float">
            <text:p>1.3466505984</text:p>
          </table:table-cell>
          <table:table-cell office:value-type="float" office:value="38.3926380504" calcext:value-type="float">
            <text:p>38.3926380504</text:p>
          </table:table-cell>
          <table:table-cell office:value-type="float" office:value="40.9368904643" calcext:value-type="float">
            <text:p>40.9368904643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9.7381599495" calcext:value-type="float">
            <text:p>39.7381599495</text:p>
          </table:table-cell>
          <table:table-cell office:value-type="float" office:value="1.34577509242" calcext:value-type="float">
            <text:p>1.3457750924</text:p>
          </table:table-cell>
          <table:table-cell office:value-type="float" office:value="38.3923848571" calcext:value-type="float">
            <text:p>38.3923848571</text:p>
          </table:table-cell>
          <table:table-cell office:value-type="float" office:value="42.4530929908" calcext:value-type="float">
            <text:p>42.4530929908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39.7375049144" calcext:value-type="float">
            <text:p>39.7375049144</text:p>
          </table:table-cell>
          <table:table-cell office:value-type="float" office:value="1.34377253148" calcext:value-type="float">
            <text:p>1.3437725315</text:p>
          </table:table-cell>
          <table:table-cell office:value-type="float" office:value="38.3937323829" calcext:value-type="float">
            <text:p>38.3937323829</text:p>
          </table:table-cell>
          <table:table-cell office:value-type="float" office:value="44.0254519589" calcext:value-type="float">
            <text:p>44.0254519589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39.7366293331" calcext:value-type="float">
            <text:p>39.7366293331</text:p>
          </table:table-cell>
          <table:table-cell office:value-type="float" office:value="1.34179127711" calcext:value-type="float">
            <text:p>1.3417912771</text:p>
          </table:table-cell>
          <table:table-cell office:value-type="float" office:value="38.394838056" calcext:value-type="float">
            <text:p>38.394838056</text:p>
          </table:table-cell>
          <table:table-cell office:value-type="float" office:value="45.6560472663" calcext:value-type="float">
            <text:p>45.6560472663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39.7356935124" calcext:value-type="float">
            <text:p>39.7356935124</text:p>
          </table:table-cell>
          <table:table-cell office:value-type="float" office:value="1.33765848189" calcext:value-type="float">
            <text:p>1.3376584819</text:p>
          </table:table-cell>
          <table:table-cell office:value-type="float" office:value="38.3980350305" calcext:value-type="float">
            <text:p>38.3980350305</text:p>
          </table:table-cell>
          <table:table-cell office:value-type="float" office:value="47.3470358448" calcext:value-type="float">
            <text:p>47.3470358448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9.7352065313" calcext:value-type="float">
            <text:p>39.7352065313</text:p>
          </table:table-cell>
          <table:table-cell office:value-type="float" office:value="1.33441521112" calcext:value-type="float">
            <text:p>1.3344152111</text:p>
          </table:table-cell>
          <table:table-cell office:value-type="float" office:value="38.4007913202" calcext:value-type="float">
            <text:p>38.4007913202</text:p>
          </table:table-cell>
          <table:table-cell office:value-type="float" office:value="49.1006545139" calcext:value-type="float">
            <text:p>49.1006545139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39.7347821865" calcext:value-type="float">
            <text:p>39.7347821865</text:p>
          </table:table-cell>
          <table:table-cell office:value-type="float" office:value="1.33243657897" calcext:value-type="float">
            <text:p>1.332436579</text:p>
          </table:table-cell>
          <table:table-cell office:value-type="float" office:value="38.4023456075" calcext:value-type="float">
            <text:p>38.4023456075</text:p>
          </table:table-cell>
          <table:table-cell office:value-type="float" office:value="50.9192229391" calcext:value-type="float">
            <text:p>50.9192229391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39.7332188303" calcext:value-type="float">
            <text:p>39.7332188303</text:p>
          </table:table-cell>
          <table:table-cell office:value-type="float" office:value="1.32854071203" calcext:value-type="float">
            <text:p>1.328540712</text:p>
          </table:table-cell>
          <table:table-cell office:value-type="float" office:value="38.4046781182" calcext:value-type="float">
            <text:p>38.4046781182</text:p>
          </table:table-cell>
          <table:table-cell office:value-type="float" office:value="52.8051467011" calcext:value-type="float">
            <text:p>52.8051467011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39.7336507113" calcext:value-type="float">
            <text:p>39.7336507113</text:p>
          </table:table-cell>
          <table:table-cell office:value-type="float" office:value="1.32694736294" calcext:value-type="float">
            <text:p>1.3269473629</text:p>
          </table:table-cell>
          <table:table-cell office:value-type="float" office:value="38.4067033483" calcext:value-type="float">
            <text:p>38.4067033483</text:p>
          </table:table-cell>
          <table:table-cell office:value-type="float" office:value="54.7609204771" calcext:value-type="float">
            <text:p>54.760920477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9.8180001482" calcext:value-type="float">
            <text:p>39.8180001482</text:p>
          </table:table-cell>
          <table:table-cell office:value-type="float" office:value="1.42613305759" calcext:value-type="float">
            <text:p>1.4261330576</text:p>
          </table:table-cell>
          <table:table-cell office:value-type="float" office:value="38.3918670906" calcext:value-type="float">
            <text:p>38.3918670906</text:p>
          </table:table-cell>
          <table:table-cell office:value-type="float" office:value="56.7891313411" calcext:value-type="float">
            <text:p>56.7891313411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39.7383816441" calcext:value-type="float">
            <text:p>39.7383816441</text:p>
          </table:table-cell>
          <table:table-cell office:value-type="float" office:value="1.60723829183" calcext:value-type="float">
            <text:p>1.6072382918</text:p>
          </table:table-cell>
          <table:table-cell office:value-type="float" office:value="38.1311433523" calcext:value-type="float">
            <text:p>38.1311433523</text:p>
          </table:table-cell>
          <table:table-cell office:value-type="float" office:value="58.8924621863" calcext:value-type="float">
            <text:p>58.8924621863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39.7243022193" calcext:value-type="float">
            <text:p>39.7243022193</text:p>
          </table:table-cell>
          <table:table-cell office:value-type="float" office:value="1.61036979416" calcext:value-type="float">
            <text:p>1.6103697942</text:p>
          </table:table-cell>
          <table:table-cell office:value-type="float" office:value="38.1139324251" calcext:value-type="float">
            <text:p>38.1139324251</text:p>
          </table:table-cell>
          <table:table-cell office:value-type="float" office:value="61.0736952733" calcext:value-type="float">
            <text:p>61.0736952733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39.7225613746" calcext:value-type="float">
            <text:p>39.7225613746</text:p>
          </table:table-cell>
          <table:table-cell office:value-type="float" office:value="1.61356282723" calcext:value-type="float">
            <text:p>1.6135628272</text:p>
          </table:table-cell>
          <table:table-cell office:value-type="float" office:value="38.1089985474" calcext:value-type="float">
            <text:p>38.1089985474</text:p>
          </table:table-cell>
          <table:table-cell office:value-type="float" office:value="63.335715911" calcext:value-type="float">
            <text:p>63.335715911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9.7221217701" calcext:value-type="float">
            <text:p>39.7221217701</text:p>
          </table:table-cell>
          <table:table-cell office:value-type="float" office:value="1.61854439569" calcext:value-type="float">
            <text:p>1.6185443957</text:p>
          </table:table-cell>
          <table:table-cell office:value-type="float" office:value="38.1035773744" calcext:value-type="float">
            <text:p>38.1035773744</text:p>
          </table:table-cell>
          <table:table-cell office:value-type="float" office:value="65.6815162733" calcext:value-type="float">
            <text:p>65.6815162733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39.7146220782" calcext:value-type="float">
            <text:p>39.7146220782</text:p>
          </table:table-cell>
          <table:table-cell office:value-type="float" office:value="1.61922375177" calcext:value-type="float">
            <text:p>1.6192237518</text:p>
          </table:table-cell>
          <table:table-cell office:value-type="float" office:value="38.0953983264" calcext:value-type="float">
            <text:p>38.0953983264</text:p>
          </table:table-cell>
          <table:table-cell office:value-type="float" office:value="68.1141993567" calcext:value-type="float">
            <text:p>68.1141993567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39.7099333049" calcext:value-type="float">
            <text:p>39.7099333049</text:p>
          </table:table-cell>
          <table:table-cell office:value-type="float" office:value="1.6183656315" calcext:value-type="float">
            <text:p>1.6183656315</text:p>
          </table:table-cell>
          <table:table-cell office:value-type="float" office:value="38.0915676734" calcext:value-type="float">
            <text:p>38.0915676734</text:p>
          </table:table-cell>
          <table:table-cell office:value-type="float" office:value="70.6369830851" calcext:value-type="float">
            <text:p>70.6369830851</text:p>
          </table:table-cell>
        </table:table-row>
        <table:table-row table:style-name="ro1">
          <table:table-cell office:value-type="float" office:value="1.005" calcext:value-type="float">
            <text:p>1.005</text:p>
          </table:table-cell>
          <table:table-cell office:value-type="float" office:value="73.2532045666" calcext:value-type="float">
            <text:p>73.2532045666</text:p>
          </table:table-cell>
          <table:table-cell office:value-type="float" office:value="3.14644904508" calcext:value-type="float">
            <text:p>3.1464490451</text:p>
          </table:table-cell>
          <table:table-cell office:value-type="float" office:value="70.1067555215" calcext:value-type="float">
            <text:p>70.1067555215</text:p>
          </table:table-cell>
          <table:table-cell office:value-type="float" office:value="73.2532045666" calcext:value-type="float">
            <text:p>73.2532045666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73.2510301542" calcext:value-type="float">
            <text:p>73.2510301542</text:p>
          </table:table-cell>
          <table:table-cell office:value-type="float" office:value="3.1476865158" calcext:value-type="float">
            <text:p>3.1476865158</text:p>
          </table:table-cell>
          <table:table-cell office:value-type="float" office:value="70.1033436384" calcext:value-type="float">
            <text:p>70.1033436384</text:p>
          </table:table-cell>
          <table:table-cell office:value-type="float" office:value="75.9663245075" calcext:value-type="float">
            <text:p>75.9663245075</text:p>
          </table:table-cell>
        </table:table-row>
        <table:table-row table:style-name="ro1">
          <table:table-cell office:value-type="float" office:value="1.035" calcext:value-type="float">
            <text:p>1.035</text:p>
          </table:table-cell>
          <table:table-cell office:value-type="float" office:value="73.2487959734" calcext:value-type="float">
            <text:p>73.2487959734</text:p>
          </table:table-cell>
          <table:table-cell office:value-type="float" office:value="3.14929118256" calcext:value-type="float">
            <text:p>3.1492911826</text:p>
          </table:table-cell>
          <table:table-cell office:value-type="float" office:value="70.0995047909" calcext:value-type="float">
            <text:p>70.0995047909</text:p>
          </table:table-cell>
          <table:table-cell office:value-type="float" office:value="78.7799317903" calcext:value-type="float">
            <text:p>78.7799317903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73.2460395665" calcext:value-type="float">
            <text:p>73.2460395665</text:p>
          </table:table-cell>
          <table:table-cell office:value-type="float" office:value="3.1484590172" calcext:value-type="float">
            <text:p>3.1484590172</text:p>
          </table:table-cell>
          <table:table-cell office:value-type="float" office:value="70.0975805493" calcext:value-type="float">
            <text:p>70.0975805493</text:p>
          </table:table-cell>
          <table:table-cell office:value-type="float" office:value="81.697748221" calcext:value-type="float">
            <text:p>81.697748221</text:p>
          </table:table-cell>
        </table:table-row>
        <table:table-row table:style-name="ro1">
          <table:table-cell office:value-type="float" office:value="1.065" calcext:value-type="float">
            <text:p>1.065</text:p>
          </table:table-cell>
          <table:table-cell office:value-type="float" office:value="73.2444985469" calcext:value-type="float">
            <text:p>73.2444985469</text:p>
          </table:table-cell>
          <table:table-cell office:value-type="float" office:value="3.14399023915" calcext:value-type="float">
            <text:p>3.1439902392</text:p>
          </table:table-cell>
          <table:table-cell office:value-type="float" office:value="70.1005083078" calcext:value-type="float">
            <text:p>70.1005083078</text:p>
          </table:table-cell>
          <table:table-cell office:value-type="float" office:value="84.7236334521" calcext:value-type="float">
            <text:p>84.7236334521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73.2425520041" calcext:value-type="float">
            <text:p>73.2425520041</text:p>
          </table:table-cell>
          <table:table-cell office:value-type="float" office:value="3.14396490262" calcext:value-type="float">
            <text:p>3.1439649026</text:p>
          </table:table-cell>
          <table:table-cell office:value-type="float" office:value="70.0985871015" calcext:value-type="float">
            <text:p>70.0985871015</text:p>
          </table:table-cell>
          <table:table-cell office:value-type="float" office:value="87.8615900882" calcext:value-type="float">
            <text:p>87.8615900882</text:p>
          </table:table-cell>
        </table:table-row>
        <table:table-row table:style-name="ro1">
          <table:table-cell office:value-type="float" office:value="1.095" calcext:value-type="float">
            <text:p>1.095</text:p>
          </table:table-cell>
          <table:table-cell office:value-type="float" office:value="73.2428684183" calcext:value-type="float">
            <text:p>73.2428684183</text:p>
          </table:table-cell>
          <table:table-cell office:value-type="float" office:value="3.14581608724" calcext:value-type="float">
            <text:p>3.1458160872</text:p>
          </table:table-cell>
          <table:table-cell office:value-type="float" office:value="70.0970523311" calcext:value-type="float">
            <text:p>70.0970523311</text:p>
          </table:table-cell>
          <table:table-cell office:value-type="float" office:value="91.1157689807" calcext:value-type="float">
            <text:p>91.1157689807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73.2400789254" calcext:value-type="float">
            <text:p>73.2400789254</text:p>
          </table:table-cell>
          <table:table-cell office:value-type="float" office:value="3.1507799968" calcext:value-type="float">
            <text:p>3.1507799968</text:p>
          </table:table-cell>
          <table:table-cell office:value-type="float" office:value="70.0892989286" calcext:value-type="float">
            <text:p>70.0892989286</text:p>
          </table:table-cell>
          <table:table-cell office:value-type="float" office:value="94.4904747184" calcext:value-type="float">
            <text:p>94.4904747184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73.2377136986" calcext:value-type="float">
            <text:p>73.2377136986</text:p>
          </table:table-cell>
          <table:table-cell office:value-type="float" office:value="3.15441771834" calcext:value-type="float">
            <text:p>3.1544177183</text:p>
          </table:table-cell>
          <table:table-cell office:value-type="float" office:value="70.0832959802" calcext:value-type="float">
            <text:p>70.0832959802</text:p>
          </table:table-cell>
          <table:table-cell office:value-type="float" office:value="97.9901713215" calcext:value-type="float">
            <text:p>97.9901713215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73.235258046" calcext:value-type="float">
            <text:p>73.235258046</text:p>
          </table:table-cell>
          <table:table-cell office:value-type="float" office:value="3.14128676552" calcext:value-type="float">
            <text:p>3.1412867655</text:p>
          </table:table-cell>
          <table:table-cell office:value-type="float" office:value="70.0939712805" calcext:value-type="float">
            <text:p>70.0939712805</text:p>
          </table:table-cell>
          <table:table-cell office:value-type="float" office:value="101.619488147" calcext:value-type="float">
            <text:p>101.619488147</text:p>
          </table:table-cell>
        </table:table-row>
        <table:table-row table:style-name="ro1">
          <table:table-cell office:value-type="float" office:value="1.155" calcext:value-type="float">
            <text:p>1.155</text:p>
          </table:table-cell>
          <table:table-cell office:value-type="float" office:value="73.2313168295" calcext:value-type="float">
            <text:p>73.2313168295</text:p>
          </table:table-cell>
          <table:table-cell office:value-type="float" office:value="3.1506910075" calcext:value-type="float">
            <text:p>3.1506910075</text:p>
          </table:table-cell>
          <table:table-cell office:value-type="float" office:value="70.080625822" calcext:value-type="float">
            <text:p>70.080625822</text:p>
          </table:table-cell>
          <table:table-cell office:value-type="float" office:value="105.38322601" calcext:value-type="float">
            <text:p>105.3832260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73.4155026057" calcext:value-type="float">
            <text:p>73.4155026057</text:p>
          </table:table-cell>
          <table:table-cell office:value-type="float" office:value="3.21604977312" calcext:value-type="float">
            <text:p>3.2160497731</text:p>
          </table:table-cell>
          <table:table-cell office:value-type="float" office:value="70.1994528325" calcext:value-type="float">
            <text:p>70.1994528325</text:p>
          </table:table-cell>
          <table:table-cell office:value-type="float" office:value="109.28636354" calcext:value-type="float">
            <text:p>109.28636354</text:p>
          </table:table-cell>
        </table:table-row>
        <table:table-row table:style-name="ro1">
          <table:table-cell office:value-type="float" office:value="1.185" calcext:value-type="float">
            <text:p>1.185</text:p>
          </table:table-cell>
          <table:table-cell office:value-type="float" office:value="73.2122774666" calcext:value-type="float">
            <text:p>73.2122774666</text:p>
          </table:table-cell>
          <table:table-cell office:value-type="float" office:value="3.68034514712" calcext:value-type="float">
            <text:p>3.6803451471</text:p>
          </table:table-cell>
          <table:table-cell office:value-type="float" office:value="69.5319323195" calcext:value-type="float">
            <text:p>69.5319323195</text:p>
          </table:table-cell>
          <table:table-cell office:value-type="float" office:value="113.33406376" calcext:value-type="float">
            <text:p>113.3340637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73.2030561759" calcext:value-type="float">
            <text:p>73.2030561759</text:p>
          </table:table-cell>
          <table:table-cell office:value-type="float" office:value="3.67878429611" calcext:value-type="float">
            <text:p>3.6787842961</text:p>
          </table:table-cell>
          <table:table-cell office:value-type="float" office:value="69.5242718798" calcext:value-type="float">
            <text:p>69.5242718798</text:p>
          </table:table-cell>
          <table:table-cell office:value-type="float" office:value="117.531680918" calcext:value-type="float">
            <text:p>117.531680918</text:p>
          </table:table-cell>
        </table:table-row>
        <table:table-row table:style-name="ro1">
          <table:table-cell office:value-type="float" office:value="1.215" calcext:value-type="float">
            <text:p>1.215</text:p>
          </table:table-cell>
          <table:table-cell office:value-type="float" office:value="73.1836963066" calcext:value-type="float">
            <text:p>73.1836963066</text:p>
          </table:table-cell>
          <table:table-cell office:value-type="float" office:value="3.68400950456" calcext:value-type="float">
            <text:p>3.6840095046</text:p>
          </table:table-cell>
          <table:table-cell office:value-type="float" office:value="69.4996868021" calcext:value-type="float">
            <text:p>69.4996868021</text:p>
          </table:table-cell>
          <table:table-cell office:value-type="float" office:value="121.884767572" calcext:value-type="float">
            <text:p>121.884767572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73.1650615863" calcext:value-type="float">
            <text:p>73.1650615863</text:p>
          </table:table-cell>
          <table:table-cell office:value-type="float" office:value="3.67470138553" calcext:value-type="float">
            <text:p>3.6747013855</text:p>
          </table:table-cell>
          <table:table-cell office:value-type="float" office:value="69.4903602008" calcext:value-type="float">
            <text:p>69.4903602008</text:p>
          </table:table-cell>
          <table:table-cell office:value-type="float" office:value="126.399081934" calcext:value-type="float">
            <text:p>126.399081934</text:p>
          </table:table-cell>
        </table:table-row>
        <table:table-row table:style-name="ro1">
          <table:table-cell office:value-type="float" office:value="1.245" calcext:value-type="float">
            <text:p>1.245</text:p>
          </table:table-cell>
          <table:table-cell office:value-type="float" office:value="73.1510970981" calcext:value-type="float">
            <text:p>73.1510970981</text:p>
          </table:table-cell>
          <table:table-cell office:value-type="float" office:value="3.66862814038" calcext:value-type="float">
            <text:p>3.6686281404</text:p>
          </table:table-cell>
          <table:table-cell office:value-type="float" office:value="69.4824689577" calcext:value-type="float">
            <text:p>69.4824689577</text:p>
          </table:table-cell>
          <table:table-cell office:value-type="float" office:value="131.080595483" calcext:value-type="float">
            <text:p>131.080595483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35.038308918" calcext:value-type="float">
            <text:p>135.038308918</text:p>
          </table:table-cell>
          <table:table-cell office:value-type="float" office:value="6.807680868" calcext:value-type="float">
            <text:p>6.807680868</text:p>
          </table:table-cell>
          <table:table-cell office:value-type="float" office:value="128.23062805" calcext:value-type="float">
            <text:p>128.23062805</text:p>
          </table:table-cell>
          <table:table-cell office:value-type="float" office:value="135.93550087" calcext:value-type="float">
            <text:p>135.93550087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135.031075845" calcext:value-type="float">
            <text:p>135.031075845</text:p>
          </table:table-cell>
          <table:table-cell office:value-type="float" office:value="6.80693574154" calcext:value-type="float">
            <text:p>6.8069357415</text:p>
          </table:table-cell>
          <table:table-cell office:value-type="float" office:value="128.224140103" calcext:value-type="float">
            <text:p>128.224140103</text:p>
          </table:table-cell>
          <table:table-cell office:value-type="float" office:value="140.970220105" calcext:value-type="float">
            <text:p>140.970220105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35.022658954" calcext:value-type="float">
            <text:p>135.022658954</text:p>
          </table:table-cell>
          <table:table-cell office:value-type="float" office:value="6.80294609308" calcext:value-type="float">
            <text:p>6.8029460931</text:p>
          </table:table-cell>
          <table:table-cell office:value-type="float" office:value="128.219712861" calcext:value-type="float">
            <text:p>128.219712861</text:p>
          </table:table-cell>
          <table:table-cell office:value-type="float" office:value="146.191413055" calcext:value-type="float">
            <text:p>146.191413055</text:p>
          </table:table-cell>
        </table:table-row>
        <table:table-row table:style-name="ro1">
          <table:table-cell office:value-type="float" office:value="1.305" calcext:value-type="float">
            <text:p>1.305</text:p>
          </table:table-cell>
          <table:table-cell office:value-type="float" office:value="135.01734883" calcext:value-type="float">
            <text:p>135.01734883</text:p>
          </table:table-cell>
          <table:table-cell office:value-type="float" office:value="6.79558991725" calcext:value-type="float">
            <text:p>6.7955899173</text:p>
          </table:table-cell>
          <table:table-cell office:value-type="float" office:value="128.221758913" calcext:value-type="float">
            <text:p>128.221758913</text:p>
          </table:table-cell>
          <table:table-cell office:value-type="float" office:value="151.605986251" calcext:value-type="float">
            <text:p>151.605986251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35.010730362" calcext:value-type="float">
            <text:p>135.010730362</text:p>
          </table:table-cell>
          <table:table-cell office:value-type="float" office:value="6.7944304184" calcext:value-type="float">
            <text:p>6.7944304184</text:p>
          </table:table-cell>
          <table:table-cell office:value-type="float" office:value="128.216299944" calcext:value-type="float">
            <text:p>128.216299944</text:p>
          </table:table-cell>
          <table:table-cell office:value-type="float" office:value="157.221102025" calcext:value-type="float">
            <text:p>157.221102025</text:p>
          </table:table-cell>
        </table:table-row>
        <table:table-row table:style-name="ro1">
          <table:table-cell office:value-type="float" office:value="1.335" calcext:value-type="float">
            <text:p>1.335</text:p>
          </table:table-cell>
          <table:table-cell office:value-type="float" office:value="135.004551407" calcext:value-type="float">
            <text:p>135.004551407</text:p>
          </table:table-cell>
          <table:table-cell office:value-type="float" office:value="6.79303943109" calcext:value-type="float">
            <text:p>6.7930394311</text:p>
          </table:table-cell>
          <table:table-cell office:value-type="float" office:value="128.211511976" calcext:value-type="float">
            <text:p>128.211511976</text:p>
          </table:table-cell>
          <table:table-cell office:value-type="float" office:value="163.044187985" calcext:value-type="float">
            <text:p>163.044187985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34.999220143" calcext:value-type="float">
            <text:p>134.999220143</text:p>
          </table:table-cell>
          <table:table-cell office:value-type="float" office:value="6.79269831508" calcext:value-type="float">
            <text:p>6.7926983151</text:p>
          </table:table-cell>
          <table:table-cell office:value-type="float" office:value="128.206521828" calcext:value-type="float">
            <text:p>128.206521828</text:p>
          </table:table-cell>
          <table:table-cell office:value-type="float" office:value="169.082946839" calcext:value-type="float">
            <text:p>169.082946839</text:p>
          </table:table-cell>
        </table:table-row>
        <table:table-row table:style-name="ro1">
          <table:table-cell office:value-type="float" office:value="1.365" calcext:value-type="float">
            <text:p>1.365</text:p>
          </table:table-cell>
          <table:table-cell office:value-type="float" office:value="134.993613831" calcext:value-type="float">
            <text:p>134.993613831</text:p>
          </table:table-cell>
          <table:table-cell office:value-type="float" office:value="6.79345889597" calcext:value-type="float">
            <text:p>6.793458896</text:p>
          </table:table-cell>
          <table:table-cell office:value-type="float" office:value="128.200154935" calcext:value-type="float">
            <text:p>128.200154935</text:p>
          </table:table-cell>
          <table:table-cell office:value-type="float" office:value="175.345366586" calcext:value-type="float">
            <text:p>175.345366586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34.987328462" calcext:value-type="float">
            <text:p>134.987328462</text:p>
          </table:table-cell>
          <table:table-cell office:value-type="float" office:value="6.77712311173" calcext:value-type="float">
            <text:p>6.7771231117</text:p>
          </table:table-cell>
          <table:table-cell office:value-type="float" office:value="128.21020535" calcext:value-type="float">
            <text:p>128.21020535</text:p>
          </table:table-cell>
          <table:table-cell office:value-type="float" office:value="181.839731077" calcext:value-type="float">
            <text:p>181.839731077</text:p>
          </table:table-cell>
        </table:table-row>
        <table:table-row table:style-name="ro1">
          <table:table-cell office:value-type="float" office:value="1.395" calcext:value-type="float">
            <text:p>1.395</text:p>
          </table:table-cell>
          <table:table-cell office:value-type="float" office:value="134.989281923" calcext:value-type="float">
            <text:p>134.989281923</text:p>
          </table:table-cell>
          <table:table-cell office:value-type="float" office:value="6.78364485871" calcext:value-type="float">
            <text:p>6.7836448587</text:p>
          </table:table-cell>
          <table:table-cell office:value-type="float" office:value="128.205637064" calcext:value-type="float">
            <text:p>128.205637064</text:p>
          </table:table-cell>
          <table:table-cell office:value-type="float" office:value="188.574630982" calcext:value-type="float">
            <text:p>188.574630982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34.977169665" calcext:value-type="float">
            <text:p>134.977169665</text:p>
          </table:table-cell>
          <table:table-cell office:value-type="float" office:value="6.79763810927" calcext:value-type="float">
            <text:p>6.7976381093</text:p>
          </table:table-cell>
          <table:table-cell office:value-type="float" office:value="128.179531556" calcext:value-type="float">
            <text:p>128.179531556</text:p>
          </table:table-cell>
          <table:table-cell office:value-type="float" office:value="195.558975144" calcext:value-type="float">
            <text:p>195.558975144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134.964563708" calcext:value-type="float">
            <text:p>134.964563708</text:p>
          </table:table-cell>
          <table:table-cell office:value-type="float" office:value="6.80519511594" calcext:value-type="float">
            <text:p>6.8051951159</text:p>
          </table:table-cell>
          <table:table-cell office:value-type="float" office:value="128.159368592" calcext:value-type="float">
            <text:p>128.159368592</text:p>
          </table:table-cell>
          <table:table-cell office:value-type="float" office:value="202.80200237" calcext:value-type="float">
            <text:p>202.80200237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34.973667729" calcext:value-type="float">
            <text:p>134.973667729</text:p>
          </table:table-cell>
          <table:table-cell office:value-type="float" office:value="7.75733926941" calcext:value-type="float">
            <text:p>7.7573392694</text:p>
          </table:table-cell>
          <table:table-cell office:value-type="float" office:value="127.216328459" calcext:value-type="float">
            <text:p>127.216328459</text:p>
          </table:table-cell>
          <table:table-cell office:value-type="float" office:value="210.31329365" calcext:value-type="float">
            <text:p>210.31329365</text:p>
          </table:table-cell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134.859380832" calcext:value-type="float">
            <text:p>134.859380832</text:p>
          </table:table-cell>
          <table:table-cell office:value-type="float" office:value="7.77604336401" calcext:value-type="float">
            <text:p>7.776043364</text:p>
          </table:table-cell>
          <table:table-cell office:value-type="float" office:value="127.083337468" calcext:value-type="float">
            <text:p>127.083337468</text:p>
          </table:table-cell>
          <table:table-cell office:value-type="float" office:value="218.102784829" calcext:value-type="float">
            <text:p>218.102784829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34.766350983" calcext:value-type="float">
            <text:p>134.766350983</text:p>
          </table:table-cell>
          <table:table-cell office:value-type="float" office:value="7.76833982279" calcext:value-type="float">
            <text:p>7.7683398228</text:p>
          </table:table-cell>
          <table:table-cell office:value-type="float" office:value="126.998011161" calcext:value-type="float">
            <text:p>126.998011161</text:p>
          </table:table-cell>
          <table:table-cell office:value-type="float" office:value="226.180779754" calcext:value-type="float">
            <text:p>226.180779754</text:p>
          </table:table-cell>
        </table:table-row>
        <table:table-row table:style-name="ro1">
          <table:table-cell office:value-type="float" office:value="1.485" calcext:value-type="float">
            <text:p>1.485</text:p>
          </table:table-cell>
          <table:table-cell office:value-type="float" office:value="134.700820887" calcext:value-type="float">
            <text:p>134.700820887</text:p>
          </table:table-cell>
          <table:table-cell office:value-type="float" office:value="7.76088897308" calcext:value-type="float">
            <text:p>7.7608889731</text:p>
          </table:table-cell>
          <table:table-cell office:value-type="float" office:value="126.939931914" calcext:value-type="float">
            <text:p>126.939931914</text:p>
          </table:table-cell>
          <table:table-cell office:value-type="float" office:value="234.557963898" calcext:value-type="float">
            <text:p>234.55796389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49.509274596" calcext:value-type="float">
            <text:p>249.509274596</text:p>
          </table:table-cell>
          <table:table-cell office:value-type="float" office:value="14.9093753578" calcext:value-type="float">
            <text:p>14.9093753578</text:p>
          </table:table-cell>
          <table:table-cell office:value-type="float" office:value="234.599899238" calcext:value-type="float">
            <text:p>234.599899238</text:p>
          </table:table-cell>
          <table:table-cell office:value-type="float" office:value="243.245418501" calcext:value-type="float">
            <text:p>243.2454185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18:49:27.312564523</dc:date>
    <meta:editing-duration>PT4M30S</meta:editing-duration>
    <meta:editing-cycles>1</meta:editing-cycles>
    <meta:document-statistic meta:table-count="1" meta:cell-count="50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57cm" svg:y="0.316cm" chart:style-name="ch2">
          <text:p>16.66% Impedance Mismatch m=n=0.5 eps=tau=0.5</text:p>
        </chart:title>
        <chart:subtitle svg:x="6.355cm" svg:y="1.275cm" chart:style-name="ch3">
          <text:p>Right-Going Wave</text:p>
        </chart:subtitle>
        <chart:legend chart:legend-position="end" svg:x="11.772cm" svg:y="3.454cm" style:legend-expansion="high" chart:style-name="ch4"/>
        <chart:plot-area chart:style-name="ch5" table:cell-range-address="EnergyVals.A1:EnergyVals.E101" chart:data-source-has-labels="both" svg:x="1.331cm" svg:y="2.138cm" svg:width="10.121cm" svg:height="5.701cm">
          <chartooo:coordinate-region svg:x="2.138cm" svg:y="2.138cm" svg:width="9.314cm" svg:height="4.372cm"/>
          <chart:axis chart:dimension="x" chart:name="primary-x" chart:style-name="ch6" chartooo:axis-type="auto">
            <chartooo:date-scale/>
            <chart:title svg:x="5.99cm" svg:y="8.019cm" chart:style-name="ch7">
              <text:p>Time</text:p>
            </chart:title>
            <chart:categories table:cell-range-address="EnergyVals.A1:EnergyVals.A101"/>
          </chart:axis>
          <chart:axis chart:dimension="y" chart:name="primary-y" chart:style-name="ch6">
            <chart:title svg:x="0.451cm" svg:y="5.561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101" loext:label-string="energy" chart:class="chart:line">
            <chart:data-point chart:repeated="101"/>
          </chart:series>
          <chart:series chart:style-name="ch11" chart:values-cell-range-address="EnergyVals.C1:EnergyVals.C101" loext:label-string="left_energy" chart:class="chart:line">
            <chart:data-point chart:repeated="101"/>
          </chart:series>
          <chart:series chart:style-name="ch12" chart:values-cell-range-address="EnergyVals.D1:EnergyVals.D101" loext:label-string="right_energy" chart:class="chart:line">
            <chart:data-point chart:repeated="101"/>
          </chart:series>
          <chart:series chart:style-name="ch13" chart:values-cell-range-address="EnergyVals.E1:EnergyVals.E101" loext:label-string="approx_limit_curve" chart:class="chart:line"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  <table:table-cell office:value-type="string">
                <text:p>approx_limit_curv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101</svg:desc>
                </draw:g>
              </table:table-cell>
              <table:table-cell office:value-type="float" office:value="11.7028555055">
                <text:p>11.7028555055</text:p>
                <draw:g>
                  <svg:desc>EnergyVals.B1:EnergyVals.B101</svg:desc>
                </draw:g>
              </table:table-cell>
              <table:table-cell office:value-type="float" office:value="0.00000000000469142564024">
                <text:p>0.00000000000469142564024</text:p>
                <draw:g>
                  <svg:desc>EnergyVals.C1:EnergyVals.C101</svg:desc>
                </draw:g>
              </table:table-cell>
              <table:table-cell office:value-type="float" office:value="11.7028555055">
                <text:p>11.7028555055</text:p>
                <draw:g>
                  <svg:desc>EnergyVals.D1:EnergyVals.D101</svg:desc>
                </draw:g>
              </table:table-cell>
              <table:table-cell office:value-type="float" office:value="6.40613461549">
                <text:p>6.40613461549</text:p>
                <draw:g>
                  <svg:desc>EnergyVals.E1:EnergyVals.E101</svg:desc>
                </draw:g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11.7027997955">
                <text:p>11.7027997955</text:p>
              </table:table-cell>
              <table:table-cell office:value-type="float" office:value="0.000266886345798">
                <text:p>0.000266886345798</text:p>
              </table:table-cell>
              <table:table-cell office:value-type="float" office:value="11.7025329091">
                <text:p>11.7025329091</text:p>
              </table:table-cell>
              <table:table-cell office:value-type="float" office:value="6.64340220907">
                <text:p>6.64340220907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679892">
                <text:p>11.702679892</text:p>
              </table:table-cell>
              <table:table-cell office:value-type="float" office:value="0.00180197007439">
                <text:p>0.00180197007439</text:p>
              </table:table-cell>
              <table:table-cell office:value-type="float" office:value="11.700877922">
                <text:p>11.700877922</text:p>
              </table:table-cell>
              <table:table-cell office:value-type="float" office:value="6.88945761533">
                <text:p>6.88945761533</text:p>
              </table:table-cell>
            </table:table-row>
            <table:table-row>
              <table:table-cell office:value-type="float" office:value="0.045">
                <text:p>0.045</text:p>
              </table:table-cell>
              <table:table-cell office:value-type="float" office:value="11.7025494313">
                <text:p>11.7025494313</text:p>
              </table:table-cell>
              <table:table-cell office:value-type="float" office:value="0.00509206327386">
                <text:p>0.00509206327386</text:p>
              </table:table-cell>
              <table:table-cell office:value-type="float" office:value="11.697457368">
                <text:p>11.697457368</text:p>
              </table:table-cell>
              <table:table-cell office:value-type="float" office:value="7.14462631339">
                <text:p>7.14462631339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4424157">
                <text:p>11.7024424157</text:p>
              </table:table-cell>
              <table:table-cell office:value-type="float" office:value="0.0100315812161">
                <text:p>0.0100315812161</text:p>
              </table:table-cell>
              <table:table-cell office:value-type="float" office:value="11.6924108345">
                <text:p>11.6924108345</text:p>
              </table:table-cell>
              <table:table-cell office:value-type="float" office:value="7.40924583736">
                <text:p>7.40924583736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11.7023771335">
                <text:p>11.7023771335</text:p>
              </table:table-cell>
              <table:table-cell office:value-type="float" office:value="0.0161618940501">
                <text:p>0.0161618940501</text:p>
              </table:table-cell>
              <table:table-cell office:value-type="float" office:value="11.6862152394">
                <text:p>11.6862152394</text:p>
              </table:table-cell>
              <table:table-cell office:value-type="float" office:value="7.68366622275">
                <text:p>7.68366622275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3597097">
                <text:p>11.7023597097</text:p>
              </table:table-cell>
              <table:table-cell office:value-type="float" office:value="0.0228607602511">
                <text:p>0.0228607602511</text:p>
              </table:table-cell>
              <table:table-cell office:value-type="float" office:value="11.6794989494">
                <text:p>11.6794989494</text:p>
              </table:table-cell>
              <table:table-cell office:value-type="float" office:value="7.96825046957">
                <text:p>7.96825046957</text:p>
              </table:table-cell>
            </table:table-row>
            <table:table-row>
              <table:table-cell office:value-type="float" office:value="0.105">
                <text:p>0.105</text:p>
              </table:table-cell>
              <table:table-cell office:value-type="float" office:value="11.7023872531">
                <text:p>11.7023872531</text:p>
              </table:table-cell>
              <table:table-cell office:value-type="float" office:value="0.0294864240392">
                <text:p>0.0294864240392</text:p>
              </table:table-cell>
              <table:table-cell office:value-type="float" office:value="11.6729008291">
                <text:p>11.6729008291</text:p>
              </table:table-cell>
              <table:table-cell office:value-type="float" office:value="8.26337502243">
                <text:p>8.26337502243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4506975">
                <text:p>11.7024506975</text:p>
              </table:table-cell>
              <table:table-cell office:value-type="float" office:value="0.0354809530795">
                <text:p>0.0354809530795</text:p>
              </table:table-cell>
              <table:table-cell office:value-type="float" office:value="11.6669697444">
                <text:p>11.6669697444</text:p>
              </table:table-cell>
              <table:table-cell office:value-type="float" office:value="8.56943026855">
                <text:p>8.56943026855</text:p>
              </table:table-cell>
            </table:table-row>
            <table:table-row>
              <table:table-cell office:value-type="float" office:value="0.135">
                <text:p>0.135</text:p>
              </table:table-cell>
              <table:table-cell office:value-type="float" office:value="11.7025372912">
                <text:p>11.7025372912</text:p>
              </table:table-cell>
              <table:table-cell office:value-type="float" office:value="0.0404374269824">
                <text:p>0.0404374269824</text:p>
              </table:table-cell>
              <table:table-cell office:value-type="float" office:value="11.6620998642">
                <text:p>11.6620998642</text:p>
              </table:table-cell>
              <table:table-cell office:value-type="float" office:value="8.88682105413">
                <text:p>8.88682105413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6327299">
                <text:p>11.7026327299</text:p>
              </table:table-cell>
              <table:table-cell office:value-type="float" office:value="0.0441355222583">
                <text:p>0.0441355222583</text:p>
              </table:table-cell>
              <table:table-cell office:value-type="float" office:value="11.6584972076">
                <text:p>11.6584972076</text:p>
              </table:table-cell>
              <table:table-cell office:value-type="float" office:value="9.2159672199">
                <text:p>9.2159672199</text:p>
              </table:table-cell>
            </table:table-row>
            <table:table-row>
              <table:table-cell office:value-type="float" office:value="0.165">
                <text:p>0.165</text:p>
              </table:table-cell>
              <table:table-cell office:value-type="float" office:value="11.702722977">
                <text:p>11.702722977</text:p>
              </table:table-cell>
              <table:table-cell office:value-type="float" office:value="0.0465501121918">
                <text:p>0.0465501121918</text:p>
              </table:table-cell>
              <table:table-cell office:value-type="float" office:value="11.6561728648">
                <text:p>11.6561728648</text:p>
              </table:table-cell>
              <table:table-cell office:value-type="float" office:value="9.55730415645">
                <text:p>9.55730415645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7957305">
                <text:p>11.7027957305</text:p>
              </table:table-cell>
              <table:table-cell office:value-type="float" office:value="0.0478374421515">
                <text:p>0.0478374421515</text:p>
              </table:table-cell>
              <table:table-cell office:value-type="float" office:value="11.6549582883">
                <text:p>11.6549582883</text:p>
              </table:table-cell>
              <table:table-cell office:value-type="float" office:value="9.91128338018">
                <text:p>9.91128338018</text:p>
              </table:table-cell>
            </table:table-row>
            <table:table-row>
              <table:table-cell office:value-type="float" office:value="0.195">
                <text:p>0.195</text:p>
              </table:table-cell>
              <table:table-cell office:value-type="float" office:value="11.7028415772">
                <text:p>11.7028415772</text:p>
              </table:table-cell>
              <table:table-cell office:value-type="float" office:value="0.048303473237">
                <text:p>0.048303473237</text:p>
              </table:table-cell>
              <table:table-cell office:value-type="float" office:value="11.654538104">
                <text:p>11.654538104</text:p>
              </table:table-cell>
              <table:table-cell office:value-type="float" office:value="10.2783731306">
                <text:p>10.2783731306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8547206">
                <text:p>11.7028547206</text:p>
              </table:table-cell>
              <table:table-cell office:value-type="float" office:value="0.0483589931228">
                <text:p>0.0483589931228</text:p>
              </table:table-cell>
              <table:table-cell office:value-type="float" office:value="11.6544957274">
                <text:p>11.6544957274</text:p>
              </table:table-cell>
              <table:table-cell office:value-type="float" office:value="10.6590589895">
                <text:p>10.6590589895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11.7028335512">
                <text:p>11.7028335512</text:p>
              </table:table-cell>
              <table:table-cell office:value-type="float" office:value="0.0484660304798">
                <text:p>0.0484660304798</text:p>
              </table:table-cell>
              <table:table-cell office:value-type="float" office:value="11.6543675207">
                <text:p>11.6543675207</text:p>
              </table:table-cell>
              <table:table-cell office:value-type="float" office:value="11.0538445237">
                <text:p>11.0538445237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9889505">
                <text:p>11.7029889505</text:p>
              </table:table-cell>
              <table:table-cell office:value-type="float" office:value="0.0492487211467">
                <text:p>0.0492487211467</text:p>
              </table:table-cell>
              <table:table-cell office:value-type="float" office:value="11.6537402293">
                <text:p>11.6537402293</text:p>
              </table:table-cell>
              <table:table-cell office:value-type="float" office:value="11.4632519507">
                <text:p>11.4632519507</text:p>
              </table:table-cell>
            </table:table-row>
            <table:table-row>
              <table:table-cell office:value-type="float" office:value="0.255">
                <text:p>0.255</text:p>
              </table:table-cell>
              <table:table-cell office:value-type="float" office:value="13.9441637016">
                <text:p>13.9441637016</text:p>
              </table:table-cell>
              <table:table-cell office:value-type="float" office:value="0.136343442791">
                <text:p>0.136343442791</text:p>
              </table:table-cell>
              <table:table-cell office:value-type="float" office:value="13.8078202588">
                <text:p>13.8078202588</text:p>
              </table:table-cell>
              <table:table-cell office:value-type="float" office:value="11.8878228297">
                <text:p>11.8878228297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13.9463254762">
                <text:p>13.9463254762</text:p>
              </table:table-cell>
              <table:table-cell office:value-type="float" office:value="0.153930689186">
                <text:p>0.153930689186</text:p>
              </table:table-cell>
              <table:table-cell office:value-type="float" office:value="13.792394787">
                <text:p>13.792394787</text:p>
              </table:table-cell>
              <table:table-cell office:value-type="float" office:value="12.3281187781">
                <text:p>12.3281187781</text:p>
              </table:table-cell>
            </table:table-row>
            <table:table-row>
              <table:table-cell office:value-type="float" office:value="0.285">
                <text:p>0.285</text:p>
              </table:table-cell>
              <table:table-cell office:value-type="float" office:value="13.9480644938">
                <text:p>13.9480644938</text:p>
              </table:table-cell>
              <table:table-cell office:value-type="float" office:value="0.178341950174">
                <text:p>0.178341950174</text:p>
              </table:table-cell>
              <table:table-cell office:value-type="float" office:value="13.7697225436">
                <text:p>13.7697225436</text:p>
              </table:table-cell>
              <table:table-cell office:value-type="float" office:value="12.7847222139">
                <text:p>12.784722213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3.9477878036">
                <text:p>13.9477878036</text:p>
              </table:table-cell>
              <table:table-cell office:value-type="float" office:value="0.205149182295">
                <text:p>0.205149182295</text:p>
              </table:table-cell>
              <table:table-cell office:value-type="float" office:value="13.7426386213">
                <text:p>13.7426386213</text:p>
              </table:table-cell>
              <table:table-cell office:value-type="float" office:value="13.2582371268">
                <text:p>13.2582371268</text:p>
              </table:table-cell>
            </table:table-row>
            <table:table-row>
              <table:table-cell office:value-type="float" office:value="0.315">
                <text:p>0.315</text:p>
              </table:table-cell>
              <table:table-cell office:value-type="float" office:value="13.944933324">
                <text:p>13.944933324</text:p>
              </table:table-cell>
              <table:table-cell office:value-type="float" office:value="0.227133019573">
                <text:p>0.227133019573</text:p>
              </table:table-cell>
              <table:table-cell office:value-type="float" office:value="13.7178003045">
                <text:p>13.7178003045</text:p>
              </table:table-cell>
              <table:table-cell office:value-type="float" office:value="13.7492898765">
                <text:p>13.7492898765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13.9407411439">
                <text:p>13.9407411439</text:p>
              </table:table-cell>
              <table:table-cell office:value-type="float" office:value="0.238514879325">
                <text:p>0.238514879325</text:p>
              </table:table-cell>
              <table:table-cell office:value-type="float" office:value="13.7022262646">
                <text:p>13.7022262646</text:p>
              </table:table-cell>
              <table:table-cell office:value-type="float" office:value="14.2585300218">
                <text:p>14.2585300218</text:p>
              </table:table-cell>
            </table:table-row>
            <table:table-row>
              <table:table-cell office:value-type="float" office:value="0.345">
                <text:p>0.345</text:p>
              </table:table-cell>
              <table:table-cell office:value-type="float" office:value="13.9390443249">
                <text:p>13.9390443249</text:p>
              </table:table-cell>
              <table:table-cell office:value-type="float" office:value="0.241313353608">
                <text:p>0.241313353608</text:p>
              </table:table-cell>
              <table:table-cell office:value-type="float" office:value="13.6977309713">
                <text:p>13.6977309713</text:p>
              </table:table-cell>
              <table:table-cell office:value-type="float" office:value="14.7866311794">
                <text:p>14.7866311794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13.9388911555">
                <text:p>13.9388911555</text:p>
              </table:table-cell>
              <table:table-cell office:value-type="float" office:value="0.243246210398">
                <text:p>0.243246210398</text:p>
              </table:table-cell>
              <table:table-cell office:value-type="float" office:value="13.6956449451">
                <text:p>13.6956449451</text:p>
              </table:table-cell>
              <table:table-cell office:value-type="float" office:value="15.3342919152">
                <text:p>15.3342919152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13.9387559879">
                <text:p>13.9387559879</text:p>
              </table:table-cell>
              <table:table-cell office:value-type="float" office:value="0.245131987505">
                <text:p>0.245131987505</text:p>
              </table:table-cell>
              <table:table-cell office:value-type="float" office:value="13.6936240004">
                <text:p>13.6936240004</text:p>
              </table:table-cell>
              <table:table-cell office:value-type="float" office:value="15.9022366683">
                <text:p>15.9022366683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13.9386455818">
                <text:p>13.9386455818</text:p>
              </table:table-cell>
              <table:table-cell office:value-type="float" office:value="0.24694694339">
                <text:p>0.24694694339</text:p>
              </table:table-cell>
              <table:table-cell office:value-type="float" office:value="13.6916986384">
                <text:p>13.6916986384</text:p>
              </table:table-cell>
              <table:table-cell office:value-type="float" office:value="16.491216709">
                <text:p>16.491216709</text:p>
              </table:table-cell>
            </table:table-row>
            <table:table-row>
              <table:table-cell office:value-type="float" office:value="0.405">
                <text:p>0.405</text:p>
              </table:table-cell>
              <table:table-cell office:value-type="float" office:value="13.9385557189">
                <text:p>13.9385557189</text:p>
              </table:table-cell>
              <table:table-cell office:value-type="float" office:value="0.248804749599">
                <text:p>0.248804749599</text:p>
              </table:table-cell>
              <table:table-cell office:value-type="float" office:value="13.6897509693">
                <text:p>13.6897509693</text:p>
              </table:table-cell>
              <table:table-cell office:value-type="float" office:value="17.1020111332">
                <text:p>17.1020111332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3.9384666227">
                <text:p>13.9384666227</text:p>
              </table:table-cell>
              <table:table-cell office:value-type="float" office:value="0.250593816374">
                <text:p>0.250593816374</text:p>
              </table:table-cell>
              <table:table-cell office:value-type="float" office:value="13.6878728064">
                <text:p>13.6878728064</text:p>
              </table:table-cell>
              <table:table-cell office:value-type="float" office:value="17.7354278923">
                <text:p>17.7354278923</text:p>
              </table:table-cell>
            </table:table-row>
            <table:table-row>
              <table:table-cell office:value-type="float" office:value="0.435">
                <text:p>0.435</text:p>
              </table:table-cell>
              <table:table-cell office:value-type="float" office:value="13.9383814868">
                <text:p>13.9383814868</text:p>
              </table:table-cell>
              <table:table-cell office:value-type="float" office:value="0.252195486417">
                <text:p>0.252195486417</text:p>
              </table:table-cell>
              <table:table-cell office:value-type="float" office:value="13.6861860004">
                <text:p>13.6861860004</text:p>
              </table:table-cell>
              <table:table-cell office:value-type="float" office:value="18.3923048626">
                <text:p>18.3923048626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3.9383025101">
                <text:p>13.9383025101</text:p>
              </table:table-cell>
              <table:table-cell office:value-type="float" office:value="0.253550149639">
                <text:p>0.253550149639</text:p>
              </table:table-cell>
              <table:table-cell office:value-type="float" office:value="13.6847523604">
                <text:p>13.6847523604</text:p>
              </table:table-cell>
              <table:table-cell office:value-type="float" office:value="19.0735109528">
                <text:p>19.0735109528</text:p>
              </table:table-cell>
            </table:table-row>
            <table:table-row>
              <table:table-cell office:value-type="float" office:value="0.465">
                <text:p>0.465</text:p>
              </table:table-cell>
              <table:table-cell office:value-type="float" office:value="13.9382310971">
                <text:p>13.9382310971</text:p>
              </table:table-cell>
              <table:table-cell office:value-type="float" office:value="0.254644447049">
                <text:p>0.254644447049</text:p>
              </table:table-cell>
              <table:table-cell office:value-type="float" office:value="13.68358665">
                <text:p>13.68358665</text:p>
              </table:table-cell>
              <table:table-cell office:value-type="float" office:value="19.7799472544">
                <text:p>19.7799472544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3.9382289212">
                <text:p>13.9382289212</text:p>
              </table:table-cell>
              <table:table-cell office:value-type="float" office:value="0.257127149518">
                <text:p>0.257127149518</text:p>
              </table:table-cell>
              <table:table-cell office:value-type="float" office:value="13.6811017717">
                <text:p>13.6811017717</text:p>
              </table:table-cell>
              <table:table-cell office:value-type="float" office:value="20.5125482326">
                <text:p>20.5125482326</text:p>
              </table:table-cell>
            </table:table-row>
            <table:table-row>
              <table:table-cell office:value-type="float" office:value="0.495">
                <text:p>0.495</text:p>
              </table:table-cell>
              <table:table-cell office:value-type="float" office:value="13.93793128">
                <text:p>13.93793128</text:p>
              </table:table-cell>
              <table:table-cell office:value-type="float" office:value="0.258408565983">
                <text:p>0.258408565983</text:p>
              </table:table-cell>
              <table:table-cell office:value-type="float" office:value="13.6795227141">
                <text:p>13.6795227141</text:p>
              </table:table-cell>
              <table:table-cell office:value-type="float" office:value="21.2722829634">
                <text:p>21.2722829634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21.9955079463">
                <text:p>21.9955079463</text:p>
              </table:table-cell>
              <table:table-cell office:value-type="float" office:value="0.457283229752">
                <text:p>0.457283229752</text:p>
              </table:table-cell>
              <table:table-cell office:value-type="float" office:value="21.5382247166">
                <text:p>21.5382247166</text:p>
              </table:table-cell>
              <table:table-cell office:value-type="float" office:value="22.0601564147">
                <text:p>22.0601564147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21.9946701655">
                <text:p>21.9946701655</text:p>
              </table:table-cell>
              <table:table-cell office:value-type="float" office:value="0.461050518298">
                <text:p>0.461050518298</text:p>
              </table:table-cell>
              <table:table-cell office:value-type="float" office:value="21.5336196472">
                <text:p>21.5336196472</text:p>
              </table:table-cell>
              <table:table-cell office:value-type="float" office:value="22.8772107759">
                <text:p>22.8772107759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21.9941145536">
                <text:p>21.9941145536</text:p>
              </table:table-cell>
              <table:table-cell office:value-type="float" office:value="0.462396614068">
                <text:p>0.462396614068</text:p>
              </table:table-cell>
              <table:table-cell office:value-type="float" office:value="21.5317179396">
                <text:p>21.5317179396</text:p>
              </table:table-cell>
              <table:table-cell office:value-type="float" office:value="23.7245268369">
                <text:p>23.7245268369</text:p>
              </table:table-cell>
            </table:table-row>
            <table:table-row>
              <table:table-cell office:value-type="float" office:value="0.555">
                <text:p>0.555</text:p>
              </table:table-cell>
              <table:table-cell office:value-type="float" office:value="21.9937915795">
                <text:p>21.9937915795</text:p>
              </table:table-cell>
              <table:table-cell office:value-type="float" office:value="0.462736401112">
                <text:p>0.462736401112</text:p>
              </table:table-cell>
              <table:table-cell office:value-type="float" office:value="21.5310551784">
                <text:p>21.5310551784</text:p>
              </table:table-cell>
              <table:table-cell office:value-type="float" office:value="24.6032254172">
                <text:p>24.6032254172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21.993678763">
                <text:p>21.993678763</text:p>
              </table:table-cell>
              <table:table-cell office:value-type="float" office:value="0.462439896803">
                <text:p>0.462439896803</text:p>
              </table:table-cell>
              <table:table-cell office:value-type="float" office:value="21.5312388662">
                <text:p>21.5312388662</text:p>
              </table:table-cell>
              <table:table-cell office:value-type="float" office:value="25.5144688486">
                <text:p>25.5144688486</text:p>
              </table:table-cell>
            </table:table-row>
            <table:table-row>
              <table:table-cell office:value-type="float" office:value="0.585">
                <text:p>0.585</text:p>
              </table:table-cell>
              <table:table-cell office:value-type="float" office:value="21.9937400997">
                <text:p>21.9937400997</text:p>
              </table:table-cell>
              <table:table-cell office:value-type="float" office:value="0.462315918321">
                <text:p>0.462315918321</text:p>
              </table:table-cell>
              <table:table-cell office:value-type="float" office:value="21.5314241813">
                <text:p>21.5314241813</text:p>
              </table:table-cell>
              <table:table-cell office:value-type="float" office:value="26.459462513">
                <text:p>26.45946251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2.0104780868">
                <text:p>22.0104780868</text:p>
              </table:table-cell>
              <table:table-cell office:value-type="float" office:value="0.478423347451">
                <text:p>0.478423347451</text:p>
              </table:table-cell>
              <table:table-cell office:value-type="float" office:value="21.5320547393">
                <text:p>21.5320547393</text:p>
              </table:table-cell>
              <table:table-cell office:value-type="float" office:value="27.4394564368">
                <text:p>27.4394564368</text:p>
              </table:table-cell>
            </table:table-row>
            <table:table-row>
              <table:table-cell office:value-type="float" office:value="0.615">
                <text:p>0.615</text:p>
              </table:table-cell>
              <table:table-cell office:value-type="float" office:value="22.0201468394">
                <text:p>22.0201468394</text:p>
              </table:table-cell>
              <table:table-cell office:value-type="float" office:value="0.53437075535">
                <text:p>0.53437075535</text:p>
              </table:table-cell>
              <table:table-cell office:value-type="float" office:value="21.485776084">
                <text:p>21.485776084</text:p>
              </table:table-cell>
              <table:table-cell office:value-type="float" office:value="28.455746944">
                <text:p>28.455746944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22.0037200503">
                <text:p>22.0037200503</text:p>
              </table:table-cell>
              <table:table-cell office:value-type="float" office:value="0.58443776233">
                <text:p>0.58443776233</text:p>
              </table:table-cell>
              <table:table-cell office:value-type="float" office:value="21.4192822879">
                <text:p>21.4192822879</text:p>
              </table:table-cell>
              <table:table-cell office:value-type="float" office:value="29.5096783716">
                <text:p>29.5096783716</text:p>
              </table:table-cell>
            </table:table-row>
            <table:table-row>
              <table:table-cell office:value-type="float" office:value="0.645">
                <text:p>0.645</text:p>
              </table:table-cell>
              <table:table-cell office:value-type="float" office:value="21.9904762729">
                <text:p>21.9904762729</text:p>
              </table:table-cell>
              <table:table-cell office:value-type="float" office:value="0.591375945887">
                <text:p>0.591375945887</text:p>
              </table:table-cell>
              <table:table-cell office:value-type="float" office:value="21.399100327">
                <text:p>21.399100327</text:p>
              </table:table-cell>
              <table:table-cell office:value-type="float" office:value="30.6026448475">
                <text:p>30.602644847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21.989899935">
                <text:p>21.989899935</text:p>
              </table:table-cell>
              <table:table-cell office:value-type="float" office:value="0.600945479577">
                <text:p>0.600945479577</text:p>
              </table:table-cell>
              <table:table-cell office:value-type="float" office:value="21.3889544554">
                <text:p>21.3889544554</text:p>
              </table:table-cell>
              <table:table-cell office:value-type="float" office:value="31.7360921345">
                <text:p>31.7360921345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21.9895190244">
                <text:p>21.9895190244</text:p>
              </table:table-cell>
              <table:table-cell office:value-type="float" office:value="0.611245378469">
                <text:p>0.611245378469</text:p>
              </table:table-cell>
              <table:table-cell office:value-type="float" office:value="21.3782736459">
                <text:p>21.3782736459</text:p>
              </table:table-cell>
              <table:table-cell office:value-type="float" office:value="32.9115195431">
                <text:p>32.9115195431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21.9891314204">
                <text:p>21.9891314204</text:p>
              </table:table-cell>
              <table:table-cell office:value-type="float" office:value="0.609821985043">
                <text:p>0.609821985043</text:p>
              </table:table-cell>
              <table:table-cell office:value-type="float" office:value="21.3793094353">
                <text:p>21.3793094353</text:p>
              </table:table-cell>
              <table:table-cell office:value-type="float" office:value="34.1304819146">
                <text:p>34.1304819146</text:p>
              </table:table-cell>
            </table:table-row>
            <table:table-row>
              <table:table-cell office:value-type="float" office:value="0.705">
                <text:p>0.705</text:p>
              </table:table-cell>
              <table:table-cell office:value-type="float" office:value="21.9887345149">
                <text:p>21.9887345149</text:p>
              </table:table-cell>
              <table:table-cell office:value-type="float" office:value="0.599833351888">
                <text:p>0.599833351888</text:p>
              </table:table-cell>
              <table:table-cell office:value-type="float" office:value="21.388901163">
                <text:p>21.388901163</text:p>
              </table:table-cell>
              <table:table-cell office:value-type="float" office:value="35.3945916778">
                <text:p>35.394591677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1.988470348">
                <text:p>21.988470348</text:p>
              </table:table-cell>
              <table:table-cell office:value-type="float" office:value="0.598444357595">
                <text:p>0.598444357595</text:p>
              </table:table-cell>
              <table:table-cell office:value-type="float" office:value="21.3900259904">
                <text:p>21.3900259904</text:p>
              </table:table-cell>
              <table:table-cell office:value-type="float" office:value="36.7055209819">
                <text:p>36.7055209819</text:p>
              </table:table-cell>
            </table:table-row>
            <table:table-row>
              <table:table-cell office:value-type="float" office:value="0.735">
                <text:p>0.735</text:p>
              </table:table-cell>
              <table:table-cell office:value-type="float" office:value="21.9863932413">
                <text:p>21.9863932413</text:p>
              </table:table-cell>
              <table:table-cell office:value-type="float" office:value="0.608343195618">
                <text:p>0.608343195618</text:p>
              </table:table-cell>
              <table:table-cell office:value-type="float" office:value="21.3780500457">
                <text:p>21.3780500457</text:p>
              </table:table-cell>
              <table:table-cell office:value-type="float" office:value="38.0650039083">
                <text:p>38.065003908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1.9852829796">
                <text:p>21.9852829796</text:p>
              </table:table-cell>
              <table:table-cell office:value-type="float" office:value="0.613509222803">
                <text:p>0.613509222803</text:p>
              </table:table-cell>
              <table:table-cell office:value-type="float" office:value="21.3717737568">
                <text:p>21.3717737568</text:p>
              </table:table-cell>
              <table:table-cell office:value-type="float" office:value="39.4748387649">
                <text:p>39.4748387649</text:p>
              </table:table-cell>
            </table:table-row>
            <table:table-row>
              <table:table-cell office:value-type="float" office:value="0.765">
                <text:p>0.765</text:p>
              </table:table-cell>
              <table:table-cell office:value-type="float" office:value="39.7392886487">
                <text:p>39.7392886487</text:p>
              </table:table-cell>
              <table:table-cell office:value-type="float" office:value="1.34665059837">
                <text:p>1.34665059837</text:p>
              </table:table-cell>
              <table:table-cell office:value-type="float" office:value="38.3926380504">
                <text:p>38.3926380504</text:p>
              </table:table-cell>
              <table:table-cell office:value-type="float" office:value="40.9368904643">
                <text:p>40.9368904643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39.7381599495">
                <text:p>39.7381599495</text:p>
              </table:table-cell>
              <table:table-cell office:value-type="float" office:value="1.34577509242">
                <text:p>1.34577509242</text:p>
              </table:table-cell>
              <table:table-cell office:value-type="float" office:value="38.3923848571">
                <text:p>38.3923848571</text:p>
              </table:table-cell>
              <table:table-cell office:value-type="float" office:value="42.4530929908">
                <text:p>42.4530929908</text:p>
              </table:table-cell>
            </table:table-row>
            <table:table-row>
              <table:table-cell office:value-type="float" office:value="0.795">
                <text:p>0.795</text:p>
              </table:table-cell>
              <table:table-cell office:value-type="float" office:value="39.7375049144">
                <text:p>39.7375049144</text:p>
              </table:table-cell>
              <table:table-cell office:value-type="float" office:value="1.34377253148">
                <text:p>1.34377253148</text:p>
              </table:table-cell>
              <table:table-cell office:value-type="float" office:value="38.3937323829">
                <text:p>38.3937323829</text:p>
              </table:table-cell>
              <table:table-cell office:value-type="float" office:value="44.0254519589">
                <text:p>44.0254519589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39.7366293331">
                <text:p>39.7366293331</text:p>
              </table:table-cell>
              <table:table-cell office:value-type="float" office:value="1.34179127711">
                <text:p>1.34179127711</text:p>
              </table:table-cell>
              <table:table-cell office:value-type="float" office:value="38.394838056">
                <text:p>38.394838056</text:p>
              </table:table-cell>
              <table:table-cell office:value-type="float" office:value="45.6560472663">
                <text:p>45.6560472663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39.7356935124">
                <text:p>39.7356935124</text:p>
              </table:table-cell>
              <table:table-cell office:value-type="float" office:value="1.33765848189">
                <text:p>1.33765848189</text:p>
              </table:table-cell>
              <table:table-cell office:value-type="float" office:value="38.3980350305">
                <text:p>38.3980350305</text:p>
              </table:table-cell>
              <table:table-cell office:value-type="float" office:value="47.3470358448">
                <text:p>47.3470358448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39.7352065313">
                <text:p>39.7352065313</text:p>
              </table:table-cell>
              <table:table-cell office:value-type="float" office:value="1.33441521112">
                <text:p>1.33441521112</text:p>
              </table:table-cell>
              <table:table-cell office:value-type="float" office:value="38.4007913202">
                <text:p>38.4007913202</text:p>
              </table:table-cell>
              <table:table-cell office:value-type="float" office:value="49.1006545139">
                <text:p>49.1006545139</text:p>
              </table:table-cell>
            </table:table-row>
            <table:table-row>
              <table:table-cell office:value-type="float" office:value="0.855">
                <text:p>0.855</text:p>
              </table:table-cell>
              <table:table-cell office:value-type="float" office:value="39.7347821865">
                <text:p>39.7347821865</text:p>
              </table:table-cell>
              <table:table-cell office:value-type="float" office:value="1.33243657897">
                <text:p>1.33243657897</text:p>
              </table:table-cell>
              <table:table-cell office:value-type="float" office:value="38.4023456075">
                <text:p>38.4023456075</text:p>
              </table:table-cell>
              <table:table-cell office:value-type="float" office:value="50.9192229391">
                <text:p>50.9192229391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39.7332188303">
                <text:p>39.7332188303</text:p>
              </table:table-cell>
              <table:table-cell office:value-type="float" office:value="1.32854071203">
                <text:p>1.32854071203</text:p>
              </table:table-cell>
              <table:table-cell office:value-type="float" office:value="38.4046781182">
                <text:p>38.4046781182</text:p>
              </table:table-cell>
              <table:table-cell office:value-type="float" office:value="52.8051467011">
                <text:p>52.8051467011</text:p>
              </table:table-cell>
            </table:table-row>
            <table:table-row>
              <table:table-cell office:value-type="float" office:value="0.885">
                <text:p>0.885</text:p>
              </table:table-cell>
              <table:table-cell office:value-type="float" office:value="39.7336507113">
                <text:p>39.7336507113</text:p>
              </table:table-cell>
              <table:table-cell office:value-type="float" office:value="1.32694736294">
                <text:p>1.32694736294</text:p>
              </table:table-cell>
              <table:table-cell office:value-type="float" office:value="38.4067033483">
                <text:p>38.4067033483</text:p>
              </table:table-cell>
              <table:table-cell office:value-type="float" office:value="54.7609204771">
                <text:p>54.760920477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39.8180001482">
                <text:p>39.8180001482</text:p>
              </table:table-cell>
              <table:table-cell office:value-type="float" office:value="1.42613305759">
                <text:p>1.42613305759</text:p>
              </table:table-cell>
              <table:table-cell office:value-type="float" office:value="38.3918670906">
                <text:p>38.3918670906</text:p>
              </table:table-cell>
              <table:table-cell office:value-type="float" office:value="56.7891313411">
                <text:p>56.7891313411</text:p>
              </table:table-cell>
            </table:table-row>
            <table:table-row>
              <table:table-cell office:value-type="float" office:value="0.915">
                <text:p>0.915</text:p>
              </table:table-cell>
              <table:table-cell office:value-type="float" office:value="39.7383816441">
                <text:p>39.7383816441</text:p>
              </table:table-cell>
              <table:table-cell office:value-type="float" office:value="1.60723829183">
                <text:p>1.60723829183</text:p>
              </table:table-cell>
              <table:table-cell office:value-type="float" office:value="38.1311433523">
                <text:p>38.1311433523</text:p>
              </table:table-cell>
              <table:table-cell office:value-type="float" office:value="58.8924621863">
                <text:p>58.8924621863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39.7243022193">
                <text:p>39.7243022193</text:p>
              </table:table-cell>
              <table:table-cell office:value-type="float" office:value="1.61036979416">
                <text:p>1.61036979416</text:p>
              </table:table-cell>
              <table:table-cell office:value-type="float" office:value="38.1139324251">
                <text:p>38.1139324251</text:p>
              </table:table-cell>
              <table:table-cell office:value-type="float" office:value="61.0736952733">
                <text:p>61.0736952733</text:p>
              </table:table-cell>
            </table:table-row>
            <table:table-row>
              <table:table-cell office:value-type="float" office:value="0.945">
                <text:p>0.945</text:p>
              </table:table-cell>
              <table:table-cell office:value-type="float" office:value="39.7225613746">
                <text:p>39.7225613746</text:p>
              </table:table-cell>
              <table:table-cell office:value-type="float" office:value="1.61356282723">
                <text:p>1.61356282723</text:p>
              </table:table-cell>
              <table:table-cell office:value-type="float" office:value="38.1089985474">
                <text:p>38.1089985474</text:p>
              </table:table-cell>
              <table:table-cell office:value-type="float" office:value="63.335715911">
                <text:p>63.335715911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39.7221217701">
                <text:p>39.7221217701</text:p>
              </table:table-cell>
              <table:table-cell office:value-type="float" office:value="1.61854439569">
                <text:p>1.61854439569</text:p>
              </table:table-cell>
              <table:table-cell office:value-type="float" office:value="38.1035773744">
                <text:p>38.1035773744</text:p>
              </table:table-cell>
              <table:table-cell office:value-type="float" office:value="65.6815162733">
                <text:p>65.6815162733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39.7146220782">
                <text:p>39.7146220782</text:p>
              </table:table-cell>
              <table:table-cell office:value-type="float" office:value="1.61922375177">
                <text:p>1.61922375177</text:p>
              </table:table-cell>
              <table:table-cell office:value-type="float" office:value="38.0953983264">
                <text:p>38.0953983264</text:p>
              </table:table-cell>
              <table:table-cell office:value-type="float" office:value="68.1141993567">
                <text:p>68.1141993567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39.7099333049">
                <text:p>39.7099333049</text:p>
              </table:table-cell>
              <table:table-cell office:value-type="float" office:value="1.6183656315">
                <text:p>1.6183656315</text:p>
              </table:table-cell>
              <table:table-cell office:value-type="float" office:value="38.0915676734">
                <text:p>38.0915676734</text:p>
              </table:table-cell>
              <table:table-cell office:value-type="float" office:value="70.6369830851">
                <text:p>70.6369830851</text:p>
              </table:table-cell>
            </table:table-row>
            <table:table-row>
              <table:table-cell office:value-type="float" office:value="1.005">
                <text:p>1.005</text:p>
              </table:table-cell>
              <table:table-cell office:value-type="float" office:value="73.2532045666">
                <text:p>73.2532045666</text:p>
              </table:table-cell>
              <table:table-cell office:value-type="float" office:value="3.14644904508">
                <text:p>3.14644904508</text:p>
              </table:table-cell>
              <table:table-cell office:value-type="float" office:value="70.1067555215">
                <text:p>70.1067555215</text:p>
              </table:table-cell>
              <table:table-cell office:value-type="float" office:value="73.2532045666">
                <text:p>73.2532045666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73.2510301542">
                <text:p>73.2510301542</text:p>
              </table:table-cell>
              <table:table-cell office:value-type="float" office:value="3.1476865158">
                <text:p>3.1476865158</text:p>
              </table:table-cell>
              <table:table-cell office:value-type="float" office:value="70.1033436384">
                <text:p>70.1033436384</text:p>
              </table:table-cell>
              <table:table-cell office:value-type="float" office:value="75.9663245075">
                <text:p>75.9663245075</text:p>
              </table:table-cell>
            </table:table-row>
            <table:table-row>
              <table:table-cell office:value-type="float" office:value="1.035">
                <text:p>1.035</text:p>
              </table:table-cell>
              <table:table-cell office:value-type="float" office:value="73.2487959734">
                <text:p>73.2487959734</text:p>
              </table:table-cell>
              <table:table-cell office:value-type="float" office:value="3.14929118256">
                <text:p>3.14929118256</text:p>
              </table:table-cell>
              <table:table-cell office:value-type="float" office:value="70.0995047909">
                <text:p>70.0995047909</text:p>
              </table:table-cell>
              <table:table-cell office:value-type="float" office:value="78.7799317903">
                <text:p>78.7799317903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73.2460395665">
                <text:p>73.2460395665</text:p>
              </table:table-cell>
              <table:table-cell office:value-type="float" office:value="3.1484590172">
                <text:p>3.1484590172</text:p>
              </table:table-cell>
              <table:table-cell office:value-type="float" office:value="70.0975805493">
                <text:p>70.0975805493</text:p>
              </table:table-cell>
              <table:table-cell office:value-type="float" office:value="81.697748221">
                <text:p>81.697748221</text:p>
              </table:table-cell>
            </table:table-row>
            <table:table-row>
              <table:table-cell office:value-type="float" office:value="1.065">
                <text:p>1.065</text:p>
              </table:table-cell>
              <table:table-cell office:value-type="float" office:value="73.2444985469">
                <text:p>73.2444985469</text:p>
              </table:table-cell>
              <table:table-cell office:value-type="float" office:value="3.14399023915">
                <text:p>3.14399023915</text:p>
              </table:table-cell>
              <table:table-cell office:value-type="float" office:value="70.1005083078">
                <text:p>70.1005083078</text:p>
              </table:table-cell>
              <table:table-cell office:value-type="float" office:value="84.7236334521">
                <text:p>84.7236334521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73.2425520041">
                <text:p>73.2425520041</text:p>
              </table:table-cell>
              <table:table-cell office:value-type="float" office:value="3.14396490262">
                <text:p>3.14396490262</text:p>
              </table:table-cell>
              <table:table-cell office:value-type="float" office:value="70.0985871015">
                <text:p>70.0985871015</text:p>
              </table:table-cell>
              <table:table-cell office:value-type="float" office:value="87.8615900882">
                <text:p>87.8615900882</text:p>
              </table:table-cell>
            </table:table-row>
            <table:table-row>
              <table:table-cell office:value-type="float" office:value="1.095">
                <text:p>1.095</text:p>
              </table:table-cell>
              <table:table-cell office:value-type="float" office:value="73.2428684183">
                <text:p>73.2428684183</text:p>
              </table:table-cell>
              <table:table-cell office:value-type="float" office:value="3.14581608724">
                <text:p>3.14581608724</text:p>
              </table:table-cell>
              <table:table-cell office:value-type="float" office:value="70.0970523311">
                <text:p>70.0970523311</text:p>
              </table:table-cell>
              <table:table-cell office:value-type="float" office:value="91.1157689807">
                <text:p>91.1157689807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73.2400789254">
                <text:p>73.2400789254</text:p>
              </table:table-cell>
              <table:table-cell office:value-type="float" office:value="3.1507799968">
                <text:p>3.1507799968</text:p>
              </table:table-cell>
              <table:table-cell office:value-type="float" office:value="70.0892989286">
                <text:p>70.0892989286</text:p>
              </table:table-cell>
              <table:table-cell office:value-type="float" office:value="94.4904747184">
                <text:p>94.4904747184</text:p>
              </table:table-cell>
            </table:table-row>
            <table:table-row>
              <table:table-cell office:value-type="float" office:value="1.125">
                <text:p>1.125</text:p>
              </table:table-cell>
              <table:table-cell office:value-type="float" office:value="73.2377136986">
                <text:p>73.2377136986</text:p>
              </table:table-cell>
              <table:table-cell office:value-type="float" office:value="3.15441771834">
                <text:p>3.15441771834</text:p>
              </table:table-cell>
              <table:table-cell office:value-type="float" office:value="70.0832959802">
                <text:p>70.0832959802</text:p>
              </table:table-cell>
              <table:table-cell office:value-type="float" office:value="97.9901713215">
                <text:p>97.9901713215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73.235258046">
                <text:p>73.235258046</text:p>
              </table:table-cell>
              <table:table-cell office:value-type="float" office:value="3.14128676552">
                <text:p>3.14128676552</text:p>
              </table:table-cell>
              <table:table-cell office:value-type="float" office:value="70.0939712805">
                <text:p>70.0939712805</text:p>
              </table:table-cell>
              <table:table-cell office:value-type="float" office:value="101.619488147">
                <text:p>101.619488147</text:p>
              </table:table-cell>
            </table:table-row>
            <table:table-row>
              <table:table-cell office:value-type="float" office:value="1.155">
                <text:p>1.155</text:p>
              </table:table-cell>
              <table:table-cell office:value-type="float" office:value="73.2313168295">
                <text:p>73.2313168295</text:p>
              </table:table-cell>
              <table:table-cell office:value-type="float" office:value="3.1506910075">
                <text:p>3.1506910075</text:p>
              </table:table-cell>
              <table:table-cell office:value-type="float" office:value="70.080625822">
                <text:p>70.080625822</text:p>
              </table:table-cell>
              <table:table-cell office:value-type="float" office:value="105.38322601">
                <text:p>105.38322601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73.4155026057">
                <text:p>73.4155026057</text:p>
              </table:table-cell>
              <table:table-cell office:value-type="float" office:value="3.21604977312">
                <text:p>3.21604977312</text:p>
              </table:table-cell>
              <table:table-cell office:value-type="float" office:value="70.1994528325">
                <text:p>70.1994528325</text:p>
              </table:table-cell>
              <table:table-cell office:value-type="float" office:value="109.28636354">
                <text:p>109.28636354</text:p>
              </table:table-cell>
            </table:table-row>
            <table:table-row>
              <table:table-cell office:value-type="float" office:value="1.185">
                <text:p>1.185</text:p>
              </table:table-cell>
              <table:table-cell office:value-type="float" office:value="73.2122774666">
                <text:p>73.2122774666</text:p>
              </table:table-cell>
              <table:table-cell office:value-type="float" office:value="3.68034514712">
                <text:p>3.68034514712</text:p>
              </table:table-cell>
              <table:table-cell office:value-type="float" office:value="69.5319323195">
                <text:p>69.5319323195</text:p>
              </table:table-cell>
              <table:table-cell office:value-type="float" office:value="113.33406376">
                <text:p>113.3340637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73.2030561759">
                <text:p>73.2030561759</text:p>
              </table:table-cell>
              <table:table-cell office:value-type="float" office:value="3.67878429611">
                <text:p>3.67878429611</text:p>
              </table:table-cell>
              <table:table-cell office:value-type="float" office:value="69.5242718798">
                <text:p>69.5242718798</text:p>
              </table:table-cell>
              <table:table-cell office:value-type="float" office:value="117.531680918">
                <text:p>117.531680918</text:p>
              </table:table-cell>
            </table:table-row>
            <table:table-row>
              <table:table-cell office:value-type="float" office:value="1.215">
                <text:p>1.215</text:p>
              </table:table-cell>
              <table:table-cell office:value-type="float" office:value="73.1836963066">
                <text:p>73.1836963066</text:p>
              </table:table-cell>
              <table:table-cell office:value-type="float" office:value="3.68400950456">
                <text:p>3.68400950456</text:p>
              </table:table-cell>
              <table:table-cell office:value-type="float" office:value="69.4996868021">
                <text:p>69.4996868021</text:p>
              </table:table-cell>
              <table:table-cell office:value-type="float" office:value="121.884767572">
                <text:p>121.884767572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73.1650615863">
                <text:p>73.1650615863</text:p>
              </table:table-cell>
              <table:table-cell office:value-type="float" office:value="3.67470138553">
                <text:p>3.67470138553</text:p>
              </table:table-cell>
              <table:table-cell office:value-type="float" office:value="69.4903602008">
                <text:p>69.4903602008</text:p>
              </table:table-cell>
              <table:table-cell office:value-type="float" office:value="126.399081934">
                <text:p>126.399081934</text:p>
              </table:table-cell>
            </table:table-row>
            <table:table-row>
              <table:table-cell office:value-type="float" office:value="1.245">
                <text:p>1.245</text:p>
              </table:table-cell>
              <table:table-cell office:value-type="float" office:value="73.1510970981">
                <text:p>73.1510970981</text:p>
              </table:table-cell>
              <table:table-cell office:value-type="float" office:value="3.66862814038">
                <text:p>3.66862814038</text:p>
              </table:table-cell>
              <table:table-cell office:value-type="float" office:value="69.4824689577">
                <text:p>69.4824689577</text:p>
              </table:table-cell>
              <table:table-cell office:value-type="float" office:value="131.080595483">
                <text:p>131.080595483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135.038308918">
                <text:p>135.038308918</text:p>
              </table:table-cell>
              <table:table-cell office:value-type="float" office:value="6.807680868">
                <text:p>6.807680868</text:p>
              </table:table-cell>
              <table:table-cell office:value-type="float" office:value="128.23062805">
                <text:p>128.23062805</text:p>
              </table:table-cell>
              <table:table-cell office:value-type="float" office:value="135.93550087">
                <text:p>135.93550087</text:p>
              </table:table-cell>
            </table:table-row>
            <table:table-row>
              <table:table-cell office:value-type="float" office:value="1.275">
                <text:p>1.275</text:p>
              </table:table-cell>
              <table:table-cell office:value-type="float" office:value="135.031075845">
                <text:p>135.031075845</text:p>
              </table:table-cell>
              <table:table-cell office:value-type="float" office:value="6.80693574154">
                <text:p>6.80693574154</text:p>
              </table:table-cell>
              <table:table-cell office:value-type="float" office:value="128.224140103">
                <text:p>128.224140103</text:p>
              </table:table-cell>
              <table:table-cell office:value-type="float" office:value="140.970220105">
                <text:p>140.970220105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135.022658954">
                <text:p>135.022658954</text:p>
              </table:table-cell>
              <table:table-cell office:value-type="float" office:value="6.80294609308">
                <text:p>6.80294609308</text:p>
              </table:table-cell>
              <table:table-cell office:value-type="float" office:value="128.219712861">
                <text:p>128.219712861</text:p>
              </table:table-cell>
              <table:table-cell office:value-type="float" office:value="146.191413055">
                <text:p>146.191413055</text:p>
              </table:table-cell>
            </table:table-row>
            <table:table-row>
              <table:table-cell office:value-type="float" office:value="1.305">
                <text:p>1.305</text:p>
              </table:table-cell>
              <table:table-cell office:value-type="float" office:value="135.01734883">
                <text:p>135.01734883</text:p>
              </table:table-cell>
              <table:table-cell office:value-type="float" office:value="6.79558991725">
                <text:p>6.79558991725</text:p>
              </table:table-cell>
              <table:table-cell office:value-type="float" office:value="128.221758913">
                <text:p>128.221758913</text:p>
              </table:table-cell>
              <table:table-cell office:value-type="float" office:value="151.605986251">
                <text:p>151.605986251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135.010730362">
                <text:p>135.010730362</text:p>
              </table:table-cell>
              <table:table-cell office:value-type="float" office:value="6.7944304184">
                <text:p>6.7944304184</text:p>
              </table:table-cell>
              <table:table-cell office:value-type="float" office:value="128.216299944">
                <text:p>128.216299944</text:p>
              </table:table-cell>
              <table:table-cell office:value-type="float" office:value="157.221102025">
                <text:p>157.221102025</text:p>
              </table:table-cell>
            </table:table-row>
            <table:table-row>
              <table:table-cell office:value-type="float" office:value="1.335">
                <text:p>1.335</text:p>
              </table:table-cell>
              <table:table-cell office:value-type="float" office:value="135.004551407">
                <text:p>135.004551407</text:p>
              </table:table-cell>
              <table:table-cell office:value-type="float" office:value="6.79303943109">
                <text:p>6.79303943109</text:p>
              </table:table-cell>
              <table:table-cell office:value-type="float" office:value="128.211511976">
                <text:p>128.211511976</text:p>
              </table:table-cell>
              <table:table-cell office:value-type="float" office:value="163.044187985">
                <text:p>163.044187985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134.999220143">
                <text:p>134.999220143</text:p>
              </table:table-cell>
              <table:table-cell office:value-type="float" office:value="6.79269831508">
                <text:p>6.79269831508</text:p>
              </table:table-cell>
              <table:table-cell office:value-type="float" office:value="128.206521828">
                <text:p>128.206521828</text:p>
              </table:table-cell>
              <table:table-cell office:value-type="float" office:value="169.082946839">
                <text:p>169.082946839</text:p>
              </table:table-cell>
            </table:table-row>
            <table:table-row>
              <table:table-cell office:value-type="float" office:value="1.365">
                <text:p>1.365</text:p>
              </table:table-cell>
              <table:table-cell office:value-type="float" office:value="134.993613831">
                <text:p>134.993613831</text:p>
              </table:table-cell>
              <table:table-cell office:value-type="float" office:value="6.79345889597">
                <text:p>6.79345889597</text:p>
              </table:table-cell>
              <table:table-cell office:value-type="float" office:value="128.200154935">
                <text:p>128.200154935</text:p>
              </table:table-cell>
              <table:table-cell office:value-type="float" office:value="175.345366586">
                <text:p>175.345366586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134.987328462">
                <text:p>134.987328462</text:p>
              </table:table-cell>
              <table:table-cell office:value-type="float" office:value="6.77712311173">
                <text:p>6.77712311173</text:p>
              </table:table-cell>
              <table:table-cell office:value-type="float" office:value="128.21020535">
                <text:p>128.21020535</text:p>
              </table:table-cell>
              <table:table-cell office:value-type="float" office:value="181.839731077">
                <text:p>181.839731077</text:p>
              </table:table-cell>
            </table:table-row>
            <table:table-row>
              <table:table-cell office:value-type="float" office:value="1.395">
                <text:p>1.395</text:p>
              </table:table-cell>
              <table:table-cell office:value-type="float" office:value="134.989281923">
                <text:p>134.989281923</text:p>
              </table:table-cell>
              <table:table-cell office:value-type="float" office:value="6.78364485871">
                <text:p>6.78364485871</text:p>
              </table:table-cell>
              <table:table-cell office:value-type="float" office:value="128.205637064">
                <text:p>128.205637064</text:p>
              </table:table-cell>
              <table:table-cell office:value-type="float" office:value="188.574630982">
                <text:p>188.574630982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134.977169665">
                <text:p>134.977169665</text:p>
              </table:table-cell>
              <table:table-cell office:value-type="float" office:value="6.79763810927">
                <text:p>6.79763810927</text:p>
              </table:table-cell>
              <table:table-cell office:value-type="float" office:value="128.179531556">
                <text:p>128.179531556</text:p>
              </table:table-cell>
              <table:table-cell office:value-type="float" office:value="195.558975144">
                <text:p>195.558975144</text:p>
              </table:table-cell>
            </table:table-row>
            <table:table-row>
              <table:table-cell office:value-type="float" office:value="1.425">
                <text:p>1.425</text:p>
              </table:table-cell>
              <table:table-cell office:value-type="float" office:value="134.964563708">
                <text:p>134.964563708</text:p>
              </table:table-cell>
              <table:table-cell office:value-type="float" office:value="6.80519511594">
                <text:p>6.80519511594</text:p>
              </table:table-cell>
              <table:table-cell office:value-type="float" office:value="128.159368592">
                <text:p>128.159368592</text:p>
              </table:table-cell>
              <table:table-cell office:value-type="float" office:value="202.80200237">
                <text:p>202.80200237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134.973667729">
                <text:p>134.973667729</text:p>
              </table:table-cell>
              <table:table-cell office:value-type="float" office:value="7.75733926941">
                <text:p>7.75733926941</text:p>
              </table:table-cell>
              <table:table-cell office:value-type="float" office:value="127.216328459">
                <text:p>127.216328459</text:p>
              </table:table-cell>
              <table:table-cell office:value-type="float" office:value="210.31329365">
                <text:p>210.31329365</text:p>
              </table:table-cell>
            </table:table-row>
            <table:table-row>
              <table:table-cell office:value-type="float" office:value="1.455">
                <text:p>1.455</text:p>
              </table:table-cell>
              <table:table-cell office:value-type="float" office:value="134.859380832">
                <text:p>134.859380832</text:p>
              </table:table-cell>
              <table:table-cell office:value-type="float" office:value="7.77604336401">
                <text:p>7.77604336401</text:p>
              </table:table-cell>
              <table:table-cell office:value-type="float" office:value="127.083337468">
                <text:p>127.083337468</text:p>
              </table:table-cell>
              <table:table-cell office:value-type="float" office:value="218.102784829">
                <text:p>218.102784829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134.766350983">
                <text:p>134.766350983</text:p>
              </table:table-cell>
              <table:table-cell office:value-type="float" office:value="7.76833982279">
                <text:p>7.76833982279</text:p>
              </table:table-cell>
              <table:table-cell office:value-type="float" office:value="126.998011161">
                <text:p>126.998011161</text:p>
              </table:table-cell>
              <table:table-cell office:value-type="float" office:value="226.180779754">
                <text:p>226.180779754</text:p>
              </table:table-cell>
            </table:table-row>
            <table:table-row>
              <table:table-cell office:value-type="float" office:value="1.485">
                <text:p>1.485</text:p>
              </table:table-cell>
              <table:table-cell office:value-type="float" office:value="134.700820887">
                <text:p>134.700820887</text:p>
              </table:table-cell>
              <table:table-cell office:value-type="float" office:value="7.76088897308">
                <text:p>7.76088897308</text:p>
              </table:table-cell>
              <table:table-cell office:value-type="float" office:value="126.939931914">
                <text:p>126.939931914</text:p>
              </table:table-cell>
              <table:table-cell office:value-type="float" office:value="234.557963898">
                <text:p>234.557963898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49.509274596">
                <text:p>249.509274596</text:p>
              </table:table-cell>
              <table:table-cell office:value-type="float" office:value="14.9093753578">
                <text:p>14.9093753578</text:p>
              </table:table-cell>
              <table:table-cell office:value-type="float" office:value="234.599899238">
                <text:p>234.599899238</text:p>
              </table:table-cell>
              <table:table-cell office:value-type="float" office:value="243.245418501">
                <text:p>243.245418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